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47mm" fo:break-before="auto" style:use-optimal-row-height="true"/>
    </style:style>
    <style:style style:name="ro2" style:family="table-row">
      <style:table-row-properties style:row-height="67.38mm" fo:break-before="auto" style:use-optimal-row-height="true"/>
    </style:style>
    <style:style style:name="ro3" style:family="table-row">
      <style:table-row-properties style:row-height="95.96mm" fo:break-before="auto" style:use-optimal-row-height="true"/>
    </style:style>
    <style:style style:name="ro4" style:family="table-row">
      <style:table-row-properties style:row-height="53.09mm" fo:break-before="auto" style:use-optimal-row-height="true"/>
    </style:style>
    <style:style style:name="ro5" style:family="table-row">
      <style:table-row-properties style:row-height="171.98mm" fo:break-before="auto" style:use-optimal-row-height="true"/>
    </style:style>
    <style:style style:name="ro6" style:family="table-row">
      <style:table-row-properties style:row-height="97.01mm" fo:break-before="auto" style:use-optimal-row-height="true"/>
    </style:style>
    <style:style style:name="ro7" style:family="table-row">
      <style:table-row-properties style:row-height="68.44mm" fo:break-before="auto" style:use-optimal-row-height="true"/>
    </style:style>
    <style:style style:name="ro8" style:family="table-row">
      <style:table-row-properties style:row-height="81.67mm" fo:break-before="auto" style:use-optimal-row-height="true"/>
    </style:style>
    <style:style style:name="ro9" style:family="table-row">
      <style:table-row-properties style:row-height="115.01mm" fo:break-before="auto" style:use-optimal-row-height="true"/>
    </style:style>
    <style:style style:name="ro10" style:family="table-row">
      <style:table-row-properties style:row-height="76.91mm" fo:break-before="auto" style:use-optimal-row-height="true"/>
    </style:style>
    <style:style style:name="ro11" style:family="table-row">
      <style:table-row-properties style:row-height="34.04mm" fo:break-before="auto" style:use-optimal-row-height="true"/>
    </style:style>
    <style:style style:name="ro12" style:family="table-row">
      <style:table-row-properties style:row-height="48.33mm" fo:break-before="auto" style:use-optimal-row-height="true"/>
    </style:style>
    <style:style style:name="ro13" style:family="table-row">
      <style:table-row-properties style:row-height="170.39mm" fo:break-before="auto" style:use-optimal-row-height="true"/>
    </style:style>
    <style:style style:name="ro14" style:family="table-row">
      <style:table-row-properties style:row-height="91.19mm" fo:break-before="auto" style:use-optimal-row-height="true"/>
    </style:style>
    <style:style style:name="ro15" style:family="table-row">
      <style:table-row-properties style:row-height="110.24mm" fo:break-before="auto" style:use-optimal-row-height="true"/>
    </style:style>
    <style:style style:name="ro16" style:family="table-row">
      <style:table-row-properties style:row-height="191.03mm" fo:break-before="auto" style:use-optimal-row-height="true"/>
    </style:style>
    <style:style style:name="ro17" style:family="table-row">
      <style:table-row-properties style:row-height="138.82mm" fo:break-before="auto" style:use-optimal-row-height="true"/>
    </style:style>
    <style:style style:name="ro18" style:family="table-row">
      <style:table-row-properties style:row-height="176.74mm" fo:break-before="auto" style:use-optimal-row-height="true"/>
    </style:style>
    <style:style style:name="ro19" style:family="table-row">
      <style:table-row-properties style:row-height="57.86mm" fo:break-before="auto" style:use-optimal-row-height="true"/>
    </style:style>
    <style:style style:name="ro20" style:family="table-row">
      <style:table-row-properties style:row-height="97.37mm" fo:break-before="auto" style:use-optimal-row-height="true"/>
    </style:style>
    <style:style style:name="ro21" style:family="table-row">
      <style:table-row-properties style:row-height="43.57mm" fo:break-before="auto" style:use-optimal-row-height="true"/>
    </style:style>
    <style:style style:name="ro22" style:family="table-row">
      <style:table-row-properties style:row-height="38.81mm" fo:break-before="auto" style:use-optimal-row-height="true"/>
    </style:style>
    <style:style style:name="ro23" style:family="table-row">
      <style:table-row-properties style:row-height="100.72mm" fo:break-before="auto" style:use-optimal-row-height="true"/>
    </style:style>
    <style:style style:name="ro24" style:family="table-row">
      <style:table-row-properties style:row-height="111.65mm" fo:break-before="auto" style:use-optimal-row-height="true"/>
    </style:style>
    <style:style style:name="ro25" style:family="table-row">
      <style:table-row-properties style:row-height="72.14mm" fo:break-before="auto" style:use-optimal-row-height="true"/>
    </style:style>
    <style:style style:name="ro26" style:family="table-row">
      <style:table-row-properties style:row-height="105.48mm" fo:break-before="auto" style:use-optimal-row-height="true"/>
    </style:style>
    <style:style style:name="ro27" style:family="table-row">
      <style:table-row-properties style:row-height="29.28mm" fo:break-before="auto" style:use-optimal-row-height="true"/>
    </style:style>
    <style:style style:name="ro28" style:family="table-row">
      <style:table-row-properties style:row-height="19.76mm" fo:break-before="auto" style:use-optimal-row-height="true"/>
    </style:style>
    <style:style style:name="ro29" style:family="table-row">
      <style:table-row-properties style:row-height="129.29mm" fo:break-before="auto" style:use-optimal-row-height="true"/>
    </style:style>
    <style:style style:name="ro30" style:family="table-row">
      <style:table-row-properties style:row-height="157.87mm" fo:break-before="auto" style:use-optimal-row-height="true"/>
    </style:style>
    <style:style style:name="ro31" style:family="table-row">
      <style:table-row-properties style:row-height="34.93mm" fo:break-before="auto" style:use-optimal-row-height="true"/>
    </style:style>
    <style:style style:name="ro32" style:family="table-row">
      <style:table-row-properties style:row-height="148.34mm" fo:break-before="auto" style:use-optimal-row-height="true"/>
    </style:style>
    <style:style style:name="ro33" style:family="table-row">
      <style:table-row-properties style:row-height="159.1mm" fo:break-before="auto" style:use-optimal-row-height="true"/>
    </style:style>
    <style:style style:name="ro34" style:family="table-row">
      <style:table-row-properties style:row-height="134.06mm" fo:break-before="auto" style:use-optimal-row-height="true"/>
    </style:style>
    <style:style style:name="ro35" style:family="table-row">
      <style:table-row-properties style:row-height="248.36mm" fo:break-before="auto" style:use-optimal-row-height="true"/>
    </style:style>
    <style:style style:name="ro36" style:family="table-row">
      <style:table-row-properties style:row-height="143.58mm" fo:break-before="auto" style:use-optimal-row-height="true"/>
    </style:style>
    <style:style style:name="ro37" style:family="table-row">
      <style:table-row-properties style:row-height="305.33mm" fo:break-before="auto" style:use-optimal-row-height="true"/>
    </style:style>
    <style:style style:name="ro38" style:family="table-row">
      <style:table-row-properties style:row-height="205.32mm" fo:break-before="auto" style:use-optimal-row-height="true"/>
    </style:style>
    <style:style style:name="ro39" style:family="table-row">
      <style:table-row-properties style:row-height="195.79mm" fo:break-before="auto" style:use-optimal-row-height="true"/>
    </style:style>
    <style:style style:name="ro40" style:family="table-row">
      <style:table-row-properties style:row-height="124.53mm" fo:break-before="auto" style:use-optimal-row-height="true"/>
    </style:style>
    <style:style style:name="ro41" style:family="table-row">
      <style:table-row-properties style:row-height="268.64mm" fo:break-before="auto" style:use-optimal-row-height="true"/>
    </style:style>
    <style:style style:name="ro42" style:family="table-row">
      <style:table-row-properties style:row-height="239.01mm" fo:break-before="auto" style:use-optimal-row-height="true"/>
    </style:style>
    <style:style style:name="ro43" style:family="table-row">
      <style:table-row-properties style:row-height="144.99mm" fo:break-before="auto" style:use-optimal-row-height="true"/>
    </style:style>
    <style:style style:name="ro44" style:family="table-row">
      <style:table-row-properties style:row-height="153.11mm" fo:break-before="auto" style:use-optimal-row-height="true"/>
    </style:style>
    <style:style style:name="ro45" style:family="table-row">
      <style:table-row-properties style:row-height="214.84mm" fo:break-before="auto" style:use-optimal-row-height="true"/>
    </style:style>
    <style:style style:name="ro46" style:family="table-row">
      <style:table-row-properties style:row-height="257.7mm" fo:break-before="auto" style:use-optimal-row-height="true"/>
    </style:style>
    <style:style style:name="ro47" style:family="table-row">
      <style:table-row-properties style:row-height="86.43mm" fo:break-before="auto" style:use-optimal-row-height="true"/>
    </style:style>
    <style:style style:name="ro48" style:family="table-row">
      <style:table-row-properties style:row-height="72.85mm" fo:break-before="auto" style:use-optimal-row-height="true"/>
    </style:style>
    <style:style style:name="ro49" style:family="table-row">
      <style:table-row-properties style:row-height="119.77mm" fo:break-before="auto" style:use-optimal-row-height="true"/>
    </style:style>
    <style:style style:name="ro50" style:family="table-row">
      <style:table-row-properties style:row-height="429.15mm" fo:break-before="auto" style:use-optimal-row-height="true"/>
    </style:style>
    <style:style style:name="ro51" style:family="table-row">
      <style:table-row-properties style:row-height="62.62mm" fo:break-before="auto" style:use-optimal-row-height="true"/>
    </style:style>
    <style:style style:name="ro52" style:family="table-row">
      <style:table-row-properties style:row-height="315.74mm" fo:break-before="auto" style:use-optimal-row-height="true"/>
    </style:style>
    <style:style style:name="ro53" style:family="table-row">
      <style:table-row-properties style:row-height="310.09mm" fo:break-before="auto" style:use-optimal-row-height="true"/>
    </style:style>
    <style:style style:name="ro54" style:family="table-row">
      <style:table-row-properties style:row-height="63.5mm" fo:break-before="auto" style:use-optimal-row-height="true"/>
    </style:style>
    <style:style style:name="ro55" style:family="table-row">
      <style:table-row-properties style:row-height="24.52mm" fo:break-before="auto" style:use-optimal-row-height="true"/>
    </style:style>
    <style:style style:name="ro56" style:family="table-row">
      <style:table-row-properties style:row-height="83.78mm" fo:break-before="auto" style:use-optimal-row-height="true"/>
    </style:style>
    <style:style style:name="ro57" style:family="table-row">
      <style:table-row-properties style:row-height="162.63mm" fo:break-before="auto" style:use-optimal-row-height="true"/>
    </style:style>
    <style:style style:name="ro58" style:family="table-row">
      <style:table-row-properties style:row-height="248.18mm" fo:break-before="auto" style:use-optimal-row-height="true"/>
    </style:style>
    <style:style style:name="ro59" style:family="table-row">
      <style:table-row-properties style:row-height="235.83mm" fo:break-before="auto" style:use-optimal-row-height="true"/>
    </style:style>
    <style:style style:name="ro60" style:family="table-row">
      <style:table-row-properties style:row-height="91.9mm" fo:break-before="auto" style:use-optimal-row-height="true"/>
    </style:style>
    <style:style style:name="ro61" style:family="table-row">
      <style:table-row-properties style:row-height="424.39mm" fo:break-before="auto" style:use-optimal-row-height="true"/>
    </style:style>
    <style:style style:name="ro62" style:family="table-row">
      <style:table-row-properties style:row-height="93.13mm" fo:break-before="auto" style:use-optimal-row-height="true"/>
    </style:style>
    <style:style style:name="ro63" style:family="table-row">
      <style:table-row-properties style:row-height="229.13mm" fo:break-before="auto" style:use-optimal-row-height="true"/>
    </style:style>
    <style:style style:name="ro64" style:family="table-row">
      <style:table-row-properties style:row-height="271.99mm" fo:break-before="auto" style:use-optimal-row-height="true"/>
    </style:style>
    <style:style style:name="ro65" style:family="table-row">
      <style:table-row-properties style:row-height="221.9mm" fo:break-before="auto" style:use-optimal-row-height="true"/>
    </style:style>
    <style:style style:name="ro66" style:family="table-row">
      <style:table-row-properties style:row-height="110.6mm" fo:break-before="auto" style:use-optimal-row-height="true"/>
    </style:style>
    <style:style style:name="ro67" style:family="table-row">
      <style:table-row-properties style:row-height="219.6mm" fo:break-before="auto" style:use-optimal-row-height="true"/>
    </style:style>
    <style:style style:name="ro68" style:family="table-row">
      <style:table-row-properties style:row-height="222.96mm" fo:break-before="auto" style:use-optimal-row-height="true"/>
    </style:style>
    <style:style style:name="ro69" style:family="table-row">
      <style:table-row-properties style:row-height="173.92mm" fo:break-before="auto" style:use-optimal-row-height="true"/>
    </style:style>
    <style:style style:name="ro70" style:family="table-row">
      <style:table-row-properties style:row-height="186.27mm" fo:break-before="auto" style:use-optimal-row-height="true"/>
    </style:style>
    <style:style style:name="ro71" style:family="table-row">
      <style:table-row-properties style:row-height="210.08mm" fo:break-before="auto" style:use-optimal-row-height="true"/>
    </style:style>
    <style:style style:name="ro72" style:family="table-row">
      <style:table-row-properties style:row-height="286.28mm" fo:break-before="auto" style:use-optimal-row-height="true"/>
    </style:style>
    <style:style style:name="ro73" style:family="table-row">
      <style:table-row-properties style:row-height="243.42mm" fo:break-before="auto" style:use-optimal-row-height="true"/>
    </style:style>
    <style:style style:name="ro74" style:family="table-row">
      <style:table-row-properties style:row-height="136.7mm" fo:break-before="auto" style:use-optimal-row-height="true"/>
    </style:style>
    <style:style style:name="ro75" style:family="table-row">
      <style:table-row-properties style:row-height="67.91mm" fo:break-before="auto" style:use-optimal-row-height="true"/>
    </style:style>
    <style:style style:name="ro76" style:family="table-row">
      <style:table-row-properties style:row-height="234.95mm" fo:break-before="auto" style:use-optimal-row-height="true"/>
    </style:style>
    <style:style style:name="ro7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justify"/>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font-size-complex="6.80000019073486pt" style:language-complex="en" style:country-complex="US"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6.80000019073486pt" style:language-complex="en" style:country-complex="US" style:font-weight-complex="normal" style:text-emphasize="none" style:font-relief="none" style:text-overline-style="none" style:text-overline-color="font-color"/>
    </style:style>
    <style:style style:name="T1" style:family="text">
      <style:text-properties style:font-name="Arial" fo:font-style="italic" style:letter-kerning="true" fo:country="FR" style:country-asian="IN" style:font-name-asian="Arial" style:font-name-complex="Arial" style:font-size-asian="12pt" style:font-style-asian="italic" style:font-style-complex="italic"/>
    </style:style>
    <style:style style:name="T2" style:family="text">
      <style:text-properties style:font-name="Arial" fo:font-style="normal" style:letter-kerning="true" fo:country="FR" style:country-asian="IN" style:font-name-asian="Arial" style:font-name-complex="Arial" style:font-size-asian="12pt" style:font-style-asian="normal" style:font-style-complex="normal"/>
    </style:style>
    <style:style style:name="T3" style:family="text">
      <style:text-properties style:font-name="Arial" style:letter-kerning="true" fo:country="FR" style:country-asian="IN" style:font-name-asian="Arial" style:font-name-complex="Arial" style:font-size-asian="12pt" fo:font-style="italic" style:font-style-asian="italic" style:font-style-complex="italic"/>
    </style:style>
    <style:style style:name="T4" style:family="text">
      <style:text-properties style:font-name="Arial" style:letter-kerning="true" fo:country="FR" style:country-asian="IN" style:font-name-asian="Arial" style:font-name-complex="Arial" style:font-size-asian="12pt" fo:font-style="normal" style:font-style-asian="normal" style:font-style-complex="normal"/>
    </style:style>
  </office:automatic-styles>
  <office:body>
    <office:spreadsheet>
      <table:calculation-settings table:automatic-find-labels="false"/>
      <table:table table:name="Feuille1" table:style-name="ta1">
        <table:table-column table:style-name="co1" table:default-cell-style-name="Default"/>
        <table:table-column table:style-name="co1" table:default-cell-style-name="ce1"/>
        <table:table-row table:style-name="ro1">
          <table:table-cell office:value-type="float" office:value="0" calcext:value-type="float">
            <text:p>0</text:p>
          </table:table-cell>
          <table:table-cell office:value-type="string" calcext:value-type="string">
            <text:p>Citation</text:p>
          </table:table-cell>
        </table:table-row>
        <table:table-row table:style-name="ro2">
          <table:table-cell office:value-type="float" office:value="1" calcext:value-type="float">
            <text:p>1</text:p>
          </table:table-cell>
          <table:table-cell office:value-type="string" calcext:value-type="string">
            <text:p>Tu demandes quels progrès j’ai fait ? Je commence à être l’ami de moi-même. Un tel homme soit en sûr est l’ami de tous les hommes.</text:p>
          </table:table-cell>
        </table:table-row>
        <table:table-row table:style-name="ro3">
          <table:table-cell table:formula="of:=[.A2]+1" office:value-type="float" office:value="2" calcext:value-type="float">
            <text:p>2</text:p>
          </table:table-cell>
          <table:table-cell office:value-type="string" calcext:value-type="string">
            <text:p>Les gladiateurs ont droit de rendre les armes et de tenter la pitié du peuple ; toi, tu ne rendras pas les tiennes et ne demanderas point la vie. Tu dois mourir debout et invaincu.</text:p>
          </table:table-cell>
        </table:table-row>
        <table:table-row table:style-name="ro4">
          <table:table-cell table:formula="of:=[.A3]+1" office:value-type="float" office:value="3" calcext:value-type="float">
            <text:p>3</text:p>
          </table:table-cell>
          <table:table-cell office:value-type="string" calcext:value-type="string">
            <text:p>Chez personne la sagesse n’a précédé l’erreur : chez tous la place est occupée d’avance.</text:p>
          </table:table-cell>
        </table:table-row>
        <table:table-row table:style-name="ro5">
          <table:table-cell table:formula="of:=[.A4]+1" office:value-type="float" office:value="4" calcext:value-type="float">
            <text:p>4</text:p>
          </table:table-cell>
          <table:table-cell office:value-type="string" calcext:value-type="string">
            <text:p>Une armée marche en bataillon carré lorsque de tout coté des surprises de l’ennemi sont à craindre ; chacun se dispose à le recevoir. Ainsi doit faire le sage : déployer ses vertus en tout sens et qu’importe par où vienne l’agression, y avoir la défense toute prête et que tous obéissent sans confusion au moindre signe du chef.</text:p>
          </table:table-cell>
        </table:table-row>
        <table:table-row table:style-name="ro6">
          <table:table-cell table:formula="of:=[.A5]+1" office:value-type="float" office:value="5" calcext:value-type="float">
            <text:p>5</text:p>
          </table:table-cell>
          <table:table-cell table:style-name="ce2" office:value-type="string" calcext:value-type="string">
            <text:p>Ne vas pas par toi-même aggraver tes maux et t’achever par tes plaintes : « <text:span text:style-name="T1">c’est peu de choses, sachons l’endurer, cela va finir </text:span>». Tu rends le mal léger en le rendant tel.</text:p>
          </table:table-cell>
        </table:table-row>
        <table:table-row table:style-name="ro7">
          <table:table-cell table:formula="of:=[.A6]+1" office:value-type="float" office:value="6" calcext:value-type="float">
            <text:p>6</text:p>
          </table:table-cell>
          <table:table-cell table:style-name="ce2" office:value-type="string" calcext:value-type="string">
            <text:p>Au sein même des crises les plus difficiles, que l’homme se dise « <text:span text:style-name="T1">ces souvenirs un jour peut-être auront leur charme</text:span> ».</text:p>
          </table:table-cell>
        </table:table-row>
        <table:table-row table:style-name="ro8">
          <table:table-cell table:formula="of:=[.A7]+1" office:value-type="float" office:value="7" calcext:value-type="float">
            <text:p>7</text:p>
          </table:table-cell>
          <table:table-cell office:value-type="string" calcext:value-type="string">
            <text:p>La bonne foi c’est le trésor le plus inviolable de la conscience humaine ; aucune nécessité ne la forcerait au parjure, aucune largesse ne la corrompt.</text:p>
          </table:table-cell>
        </table:table-row>
        <table:table-row table:style-name="ro9">
          <table:table-cell table:formula="of:=[.A8]+1" office:value-type="float" office:value="8" calcext:value-type="float">
            <text:p>8</text:p>
          </table:table-cell>
          <table:table-cell office:value-type="string" calcext:value-type="string">
            <text:p>Je n’obéis pas à Dieu, je m’unis à sa volonté, c’est par dévouement et non par nécessité que je le suis. Quoi qu’il arrive, j’accepterai tout sans tristesse, sans changer de visage, jamais je ne payerai à contre cœur mon tribut.</text:p>
          </table:table-cell>
        </table:table-row>
        <table:table-row table:style-name="ro2">
          <table:table-cell table:formula="of:=[.A9]+1" office:value-type="float" office:value="9" calcext:value-type="float">
            <text:p>9</text:p>
          </table:table-cell>
          <table:table-cell office:value-type="string" calcext:value-type="string">
            <text:p>Tout ce qu’une longue suite de travaux constants, aidée de la faveur des Dieux, réussit à élever, un seul jour le brise et le disperse.</text:p>
          </table:table-cell>
        </table:table-row>
        <table:table-row table:style-name="ro10">
          <table:table-cell table:formula="of:=[.A10]+1" office:value-type="float" office:value="10" calcext:value-type="float">
            <text:p>10</text:p>
          </table:table-cell>
          <table:table-cell office:value-type="string" calcext:value-type="string">
            <text:p>Ne donnons gain de cause à celui-ci que sur preuve qu’il aura rompu sans retour avec la mollesse. Jusqu’ici ce n’est que bouderie.</text:p>
          </table:table-cell>
        </table:table-row>
        <table:table-row table:style-name="ro8">
          <table:table-cell table:formula="of:=[.A11]+1" office:value-type="float" office:value="11" calcext:value-type="float">
            <text:p>11</text:p>
          </table:table-cell>
          <table:table-cell office:value-type="string" calcext:value-type="string">
            <text:p>Il est de haute montagne dont les proportions vues de loin paraissent moindres mais qui de prés, frappent le spectateur par leurs gigantesques sommets.</text:p>
          </table:table-cell>
        </table:table-row>
        <table:table-row table:style-name="ro11">
          <table:table-cell table:formula="of:=[.A12]+1" office:value-type="float" office:value="12" calcext:value-type="float">
            <text:p>12</text:p>
          </table:table-cell>
          <table:table-cell office:value-type="string" calcext:value-type="string">
            <text:p>L’empire sur soi-même est le plus grand de tous les empires.</text:p>
          </table:table-cell>
        </table:table-row>
        <table:table-row table:style-name="ro10">
          <table:table-cell table:formula="of:=[.A13]+1" office:value-type="float" office:value="13" calcext:value-type="float">
            <text:p>13</text:p>
          </table:table-cell>
          <table:table-cell office:value-type="string" calcext:value-type="string">
            <text:p>Ô Folie ! Quand le signal de combattre est donné, tu t’escrimes contre le vent ! Écartes ces fleurets, c’est des armes de guerre qu’il te faut. </text:p>
          </table:table-cell>
        </table:table-row>
        <table:table-row table:style-name="ro12">
          <table:table-cell table:formula="of:=[.A14]+1" office:value-type="float" office:value="14" calcext:value-type="float">
            <text:p>14</text:p>
          </table:table-cell>
          <table:table-cell office:value-type="string" calcext:value-type="string">
            <text:p>L’homme agissant doit aussi se reposer. Consulte la nature, elle te dira qu’elle a crée le jour et la nuit.</text:p>
          </table:table-cell>
        </table:table-row>
        <table:table-row table:style-name="ro13">
          <table:table-cell table:formula="of:=[.A15]+1" office:value-type="float" office:value="15" calcext:value-type="float">
            <text:p>15</text:p>
          </table:table-cell>
          <table:table-cell table:style-name="ce2" office:value-type="string" calcext:value-type="string">
            <text:p>Quant aux hommes qui se portent vers l’honnête, plus ils font d’effort sans se laisser vaincre ni arrêter en leur chemin, plus je les admire et leur crie « <text:span text:style-name="T1">redoublez de courage, faites provision de souffle et franchissez la montagne s’il se peut, tout d’une haleine : la fatigue est l’aliment des fortes âmes </text:span>».</text:p>
          </table:table-cell>
        </table:table-row>
        <table:table-row table:style-name="ro14">
          <table:table-cell table:formula="of:=[.A16]+1" office:value-type="float" office:value="16" calcext:value-type="float">
            <text:p>16</text:p>
          </table:table-cell>
          <table:table-cell office:value-type="string" calcext:value-type="string">
            <text:p>Ai-je le temps d’épier des paroles à double entente pour y exercer ma sagacité ? Une âme forte, voilà ce qu’il me faut et qu’un tel fracas de guerre m’assiège sans m’étourdir.</text:p>
          </table:table-cell>
        </table:table-row>
        <table:table-row table:style-name="ro9">
          <table:table-cell table:formula="of:=[.A17]+1" office:value-type="float" office:value="17" calcext:value-type="float">
            <text:p>17</text:p>
          </table:table-cell>
          <table:table-cell office:value-type="string" calcext:value-type="string">
            <text:p>Tu ne jouiras, sois en sûr, d’un calme parfait que si nulle clameur ne te touche plus, si aucune voix ne t’arrache à toi-même, qu’elle flatte ou qu’elle menace ou qu’elle assiège l’oreille de sons vains et discords.</text:p>
          </table:table-cell>
        </table:table-row>
        <table:table-row table:style-name="ro15">
          <table:table-cell table:formula="of:=[.A18]+1" office:value-type="float" office:value="18" calcext:value-type="float">
            <text:p>18</text:p>
          </table:table-cell>
          <table:table-cell office:value-type="string" calcext:value-type="string">
            <text:p>Il n’appartient qu’à la folie, nul ne le niera, de faire lâchement et à contre-cœur ce qu’elle doit faire, de pousser son corps d’un coté, son âme de l’autre et d’être tiraillée par les mouvements les plus contraires.</text:p>
          </table:table-cell>
        </table:table-row>
        <table:table-row table:style-name="ro11">
          <table:table-cell table:formula="of:=[.A19]+1" office:value-type="float" office:value="19" calcext:value-type="float">
            <text:p>19</text:p>
          </table:table-cell>
          <table:table-cell office:value-type="string" calcext:value-type="string">
            <text:p>Ceux que la guerre trouvait invincibles ont été défaits par le vin.</text:p>
          </table:table-cell>
        </table:table-row>
        <table:table-row table:style-name="ro9">
          <table:table-cell table:formula="of:=[.A20]+1" office:value-type="float" office:value="20" calcext:value-type="float">
            <text:p>20</text:p>
          </table:table-cell>
          <table:table-cell office:value-type="string" calcext:value-type="string">
            <text:p>Un mal de vessie t’a ôté ton repos ? Tes aliments t’ont paru amers ? Ton affaiblissement a été continu ? Tout cela est dans une longue vie ce que sont dans une longue route la poussière, la boue et le pluie.</text:p>
          </table:table-cell>
        </table:table-row>
        <table:table-row table:style-name="ro16">
          <table:table-cell table:formula="of:=[.A21]+1" office:value-type="float" office:value="21" calcext:value-type="float">
            <text:p>21</text:p>
          </table:table-cell>
          <table:table-cell office:value-type="string" calcext:value-type="string">
            <text:p>Ne te vante point de cette même philosophie : elle a maintes fois failli perdre ceux qui la pratiquent avec trop de hauteur et d’indépendance. Qu’elle extirpe tes vices sans reprocher les leurs aux autres, qu’elle n’ait point en horreur les usages reçus et ne se donne point l’air de condamner tout ce qu’elle ne fait pas. La sagesse peut aller sans faste, sans offusquer les gens.</text:p>
          </table:table-cell>
        </table:table-row>
        <table:table-row table:style-name="ro8">
          <table:table-cell table:formula="of:=[.A22]+1" office:value-type="float" office:value="22" calcext:value-type="float">
            <text:p>22</text:p>
          </table:table-cell>
          <table:table-cell office:value-type="string" calcext:value-type="string">
            <text:p>Les plus sûrs indices de la force naissent de l’imprévu, quand les contre-temps nous trouvent non seulement courageux mais calmes.</text:p>
          </table:table-cell>
        </table:table-row>
        <table:table-row table:style-name="ro8">
          <table:table-cell table:formula="of:=[.A23]+1" office:value-type="float" office:value="23" calcext:value-type="float">
            <text:p>23</text:p>
          </table:table-cell>
          <table:table-cell office:value-type="string" calcext:value-type="string">
            <text:p>La philosophie a pour principe l’amour de nos semblables. Nous démentirions cette même philosophie si nous faisions divorce avec les humains.</text:p>
          </table:table-cell>
        </table:table-row>
        <table:table-row table:style-name="ro17">
          <table:table-cell table:formula="of:=[.A24]+1" office:value-type="float" office:value="24" calcext:value-type="float">
            <text:p>24</text:p>
          </table:table-cell>
          <table:table-cell office:value-type="string" calcext:value-type="string">
            <text:p>Tu ne peux fuir les nécessités d’ici bas, mais en triompher tu le peux. Ouvre-toi un passage. Pour te l’ouvrir, tu auras la philosophie. Livre toi à elle, si tu veux la vie sauve, la sécurité, le bonheur et pour tout dire le premier des biens : la liberté. Tu n’arriveras là que par elle.</text:p>
          </table:table-cell>
        </table:table-row>
        <table:table-row table:style-name="ro18">
          <table:table-cell table:formula="of:=[.A25]+1" office:value-type="float" office:value="25" calcext:value-type="float">
            <text:p>25</text:p>
          </table:table-cell>
          <table:table-cell office:value-type="string" calcext:value-type="string">
            <text:p>On ne saurait croire quelle force à la philosophie pour amortir tous les coups du hasard. Pas un trait ne la pénètre : elle est remparée et inébranlable. Elle lasse certaines attaques ; d’autres sont comme de flèches légères perdues dans les plis de la robe ; ou bien elle les secoue et les renvoie à qui les a lancées. </text:p>
          </table:table-cell>
        </table:table-row>
        <table:table-row table:style-name="ro14">
          <table:table-cell table:formula="of:=[.A26]+1" office:value-type="float" office:value="26" calcext:value-type="float">
            <text:p>26</text:p>
          </table:table-cell>
          <table:table-cell office:value-type="string" calcext:value-type="string">
            <text:p>Je suis trop grand et destiné à de trop grandes choses pour me faire le valet de mon corps, qui n’est rien à mes yeux, qu’un réseau jeté autour de mon indépendance.</text:p>
          </table:table-cell>
        </table:table-row>
        <table:table-row table:style-name="ro10">
          <table:table-cell table:formula="of:=[.A27]+1" office:value-type="float" office:value="27" calcext:value-type="float">
            <text:p>27</text:p>
          </table:table-cell>
          <table:table-cell office:value-type="string" calcext:value-type="string">
            <text:p>Il est des couleurs que la laine prend du premier coup ; il en est d’autres dont elle ne peut s’imboire qu’après qu’on la mainte fois macéré et recuite. </text:p>
          </table:table-cell>
        </table:table-row>
        <table:table-row table:style-name="ro15">
          <table:table-cell table:formula="of:=[.A28]+1" office:value-type="float" office:value="28" calcext:value-type="float">
            <text:p>28</text:p>
          </table:table-cell>
          <table:table-cell office:value-type="string" calcext:value-type="string">
            <text:p>Tu as ton œuvre à faire : lutte bravement contre le mal ; s’il ne t’arrache rien de force ou de surprise, tu donnes un noble exemple aux hommes. Sois à toi-même ton propre spectateur, ton admirateur.</text:p>
          </table:table-cell>
        </table:table-row>
        <table:table-row table:style-name="ro3">
          <table:table-cell table:formula="of:=[.A29]+1" office:value-type="float" office:value="29" calcext:value-type="float">
            <text:p>29</text:p>
          </table:table-cell>
          <table:table-cell office:value-type="string" calcext:value-type="string">
            <text:p>Prends comme tu voudras ce vœux que je fais pour toi : c’est celui du courage autant que de l’amitié ; fasse les Dieux et les Déesses que tu ne sois jamais l’enfant gâté de la fortune. </text:p>
          </table:table-cell>
        </table:table-row>
        <table:table-row table:style-name="ro19">
          <table:table-cell table:formula="of:=[.A30]+1" office:value-type="float" office:value="30" calcext:value-type="float">
            <text:p>30</text:p>
          </table:table-cell>
          <table:table-cell office:value-type="string" calcext:value-type="string">
            <text:p>Si quelque Dieu te laissait le choix, lequel aimerais-tu mieux : de vivre dans des camps ou dans des tavernes ?</text:p>
          </table:table-cell>
        </table:table-row>
        <table:table-row table:style-name="ro20">
          <table:table-cell table:formula="of:=[.A31]+1" office:value-type="float" office:value="31" calcext:value-type="float">
            <text:p>31</text:p>
          </table:table-cell>
          <table:table-cell table:style-name="ce2" office:value-type="string" calcext:value-type="string">
            <text:p>Quelqu’un se plaignait à Socrate que les voyages ne lui avaient servi de rien ; le sage lui repartit « <text:span text:style-name="T1">ce qui vous arrive est tout simple : vous voyagiez avec vous </text:span>». </text:p>
          </table:table-cell>
        </table:table-row>
        <table:table-row table:style-name="ro19">
          <table:table-cell table:formula="of:=[.A32]+1" office:value-type="float" office:value="32" calcext:value-type="float">
            <text:p>32</text:p>
          </table:table-cell>
          <table:table-cell office:value-type="string" calcext:value-type="string">
            <text:p>Tu devras à la philosophie l’avantage au dessus duquel je ne vois rien, de ne jamais te repentir de toi-même.</text:p>
          </table:table-cell>
        </table:table-row>
        <table:table-row table:style-name="ro21">
          <table:table-cell table:formula="of:=[.A33]+1" office:value-type="float" office:value="33" calcext:value-type="float">
            <text:p>33</text:p>
          </table:table-cell>
          <table:table-cell office:value-type="string" calcext:value-type="string">
            <text:p>L’extrême colère aboutit au délire et il faut la fuir pour sauver notre raison. </text:p>
          </table:table-cell>
        </table:table-row>
        <table:table-row table:style-name="ro8">
          <table:table-cell table:formula="of:=[.A34]+1" office:value-type="float" office:value="34" calcext:value-type="float">
            <text:p>34</text:p>
          </table:table-cell>
          <table:table-cell office:value-type="string" calcext:value-type="string">
            <text:p>L’homme qui court sur une pente rapide ne se retient pas où il veut ; entraîné par sa vitesse et le poids de son corps, il dépasse le point qu’il s’était marqué. </text:p>
          </table:table-cell>
        </table:table-row>
        <table:table-row table:style-name="ro3">
          <table:table-cell table:formula="of:=[.A35]+1" office:value-type="float" office:value="35" calcext:value-type="float">
            <text:p>35</text:p>
          </table:table-cell>
          <table:table-cell office:value-type="string" calcext:value-type="string">
            <text:p>Tout chemin est supportable aux bêtes de somme dont le sabot s’est endurci sur d’âpres sentiers. Celles qui furent engraissées dans de molles et humides prairies se déchaussent vites. </text:p>
          </table:table-cell>
        </table:table-row>
        <table:table-row table:style-name="ro4">
          <table:table-cell table:formula="of:=[.A36]+1" office:value-type="float" office:value="36" calcext:value-type="float">
            <text:p>36</text:p>
          </table:table-cell>
          <table:table-cell office:value-type="string" calcext:value-type="string">
            <text:p>Tu te souviens Hélas ! Dans quelle fausse se joie se passa cette nuit, la dernière de Troie.</text:p>
          </table:table-cell>
        </table:table-row>
        <table:table-row table:style-name="ro2">
          <table:table-cell table:formula="of:=[.A37]+1" office:value-type="float" office:value="37" calcext:value-type="float">
            <text:p>37</text:p>
          </table:table-cell>
          <table:table-cell office:value-type="string" calcext:value-type="string">
            <text:p>Ô Trois et quatre fois heureux, vous tous qui, pour sauver les hauts remparts de Troie, sous les yeux paternels, mourûtes avec joie.</text:p>
          </table:table-cell>
        </table:table-row>
        <table:table-row table:style-name="ro3">
          <table:table-cell table:formula="of:=[.A38]+1" office:value-type="float" office:value="38" calcext:value-type="float">
            <text:p>38</text:p>
          </table:table-cell>
          <table:table-cell office:value-type="string" calcext:value-type="string">
            <text:p>On entend par bon navire celui qui est ferme et solide, bien calfeutré contre les infiltrations, assez fort pour rompre le choc des vagues, bon voilier et garde au vent son équilibre.</text:p>
          </table:table-cell>
        </table:table-row>
        <table:table-row table:style-name="ro22">
          <table:table-cell table:formula="of:=[.A39]+1" office:value-type="float" office:value="39" calcext:value-type="float">
            <text:p>39</text:p>
          </table:table-cell>
          <table:table-cell office:value-type="string" calcext:value-type="string">
            <text:p>La méchanceté boit la plus grande partie de son propre venin. </text:p>
          </table:table-cell>
        </table:table-row>
        <table:table-row table:style-name="ro11">
          <table:table-cell table:formula="of:=[.A40]+1" office:value-type="float" office:value="40" calcext:value-type="float">
            <text:p>40</text:p>
          </table:table-cell>
          <table:table-cell office:value-type="string" calcext:value-type="string">
            <text:p>Il faut apprendre et confirmer par l’action ce qu’on a appris.</text:p>
          </table:table-cell>
        </table:table-row>
        <table:table-row table:style-name="ro21">
          <table:table-cell table:formula="of:=[.A41]+1" office:value-type="float" office:value="41" calcext:value-type="float">
            <text:p>41</text:p>
          </table:table-cell>
          <table:table-cell office:value-type="string" calcext:value-type="string">
            <text:p>Veux-tu fuir un mal qui t’obsède ? Il n’est pas besoin que tu sois ailleurs ; sois autre.</text:p>
          </table:table-cell>
        </table:table-row>
        <table:table-row table:style-name="ro2">
          <table:table-cell table:formula="of:=[.A42]+1" office:value-type="float" office:value="42" calcext:value-type="float">
            <text:p>42</text:p>
          </table:table-cell>
          <table:table-cell office:value-type="string" calcext:value-type="string">
            <text:p>N’est-il pas bien doux de rester à l’écart et de regarder ces marchés publics sans vendre ni acheter quoi que ce soit ?</text:p>
          </table:table-cell>
        </table:table-row>
        <table:table-row table:style-name="ro10">
          <table:table-cell table:formula="of:=[.A43]+1" office:value-type="float" office:value="43" calcext:value-type="float">
            <text:p>43</text:p>
          </table:table-cell>
          <table:table-cell office:value-type="string" calcext:value-type="string">
            <text:p>Il faut persévérer, il faut qu’un travail assidu accroisse tes forces jusqu’à faire passer dans tes habitudes le bien que rêve ta volonté. </text:p>
          </table:table-cell>
        </table:table-row>
        <table:table-row table:style-name="ro23">
          <table:table-cell table:formula="of:=[.A44]+1" office:value-type="float" office:value="44" calcext:value-type="float">
            <text:p>44</text:p>
          </table:table-cell>
          <table:table-cell office:value-type="string" calcext:value-type="string">
            <text:p>Hâte toi donc cher Lucilius et songe combien tu redoublerais de vitesse si tu avais l’ennemi à dos… Tu en es là ; on te serre de prés ; fuis plus vite et trompe l’ennemi. Ne t’arrête qu’en lieu sûr. </text:p>
          </table:table-cell>
        </table:table-row>
        <table:table-row table:style-name="ro24">
          <table:table-cell table:formula="of:=[.A45]+1" office:value-type="float" office:value="45" calcext:value-type="float">
            <text:p>45</text:p>
          </table:table-cell>
          <table:table-cell table:style-name="ce2" office:value-type="string" calcext:value-type="string">
            <text:p>On saura quels combats tu auras rendu quand tu rendras ton dernier souffle. « <text:span text:style-name="T1">J’accepte la condition et n’ait point peur de comparaître</text:span> ». Voilà ce que je me dis. Prends que je te l’ai dit à toi aussi. </text:p>
          </table:table-cell>
        </table:table-row>
        <table:table-row table:style-name="ro25">
          <table:table-cell table:formula="of:=[.A46]+1" office:value-type="float" office:value="46" calcext:value-type="float">
            <text:p>46</text:p>
          </table:table-cell>
          <table:table-cell office:value-type="string" calcext:value-type="string">
            <text:p>Un bon pilote tient encore la mer avec sa voile déchirée, dégarni même de ses agrès, il radoube encore les débris pour de nouvelles courses.</text:p>
          </table:table-cell>
        </table:table-row>
        <table:table-row table:style-name="ro8">
          <table:table-cell table:formula="of:=[.A47]+1" office:value-type="float" office:value="47" calcext:value-type="float">
            <text:p>47</text:p>
          </table:table-cell>
          <table:table-cell office:value-type="string" calcext:value-type="string">
            <text:p>Le premier ennemi à vaincre est la volupté, qui tu le vois, entraîna dans ses pièges, les cœurs les plus farouches. Que le travail seul fasse couler nos sueurs. </text:p>
          </table:table-cell>
        </table:table-row>
        <table:table-row table:style-name="ro26">
          <table:table-cell table:formula="of:=[.A48]+1" office:value-type="float" office:value="48" calcext:value-type="float">
            <text:p>48</text:p>
          </table:table-cell>
          <table:table-cell office:value-type="string" calcext:value-type="string">
            <text:p>Nos fautes viennent de ce que nos délibérations embrassent toujours des faits partiels : on doit savoir avant de lancer une flèche quel but on veut frapper. Alors la main règle et mesure la portée du trait.</text:p>
          </table:table-cell>
        </table:table-row>
        <table:table-row table:style-name="ro19">
          <table:table-cell table:formula="of:=[.A49]+1" office:value-type="float" office:value="49" calcext:value-type="float">
            <text:p>49</text:p>
          </table:table-cell>
          <table:table-cell office:value-type="string" calcext:value-type="string">
            <text:p>Digérons les aliments de l’esprit sans quoi il s’arrêtent à la mémoire et ne vont pas à l’intelligence. </text:p>
          </table:table-cell>
        </table:table-row>
        <table:table-row table:style-name="ro3">
          <table:table-cell table:formula="of:=[.A50]+1" office:value-type="float" office:value="50" calcext:value-type="float">
            <text:p>50</text:p>
          </table:table-cell>
          <table:table-cell office:value-type="string" calcext:value-type="string">
            <text:p>Il faut se proposer un but de perfection vers lequel tendent tous nos efforts et qu’envisagent tous nos actes, toutes nos paroles, comme le navigateur a son étoile pour le diriger dans sa course. </text:p>
          </table:table-cell>
        </table:table-row>
        <table:table-row table:style-name="ro21">
          <table:table-cell table:formula="of:=[.A51]+1" office:value-type="float" office:value="51" calcext:value-type="float">
            <text:p>51</text:p>
          </table:table-cell>
          <table:table-cell office:value-type="string" calcext:value-type="string">
            <text:p>Observe autrui de peur qu’on ne te blesse. Toi-même pour ne pas blesser.</text:p>
          </table:table-cell>
        </table:table-row>
        <table:table-row table:style-name="ro19">
          <table:table-cell table:formula="of:=[.A52]+1" office:value-type="float" office:value="52" calcext:value-type="float">
            <text:p>52</text:p>
          </table:table-cell>
          <table:table-cell office:value-type="string" calcext:value-type="string">
            <text:p>Sans sacrifice, point de liberté; Et qui tient la liberté pour beaucoup doit tenir pour bien peu tout le reste. </text:p>
          </table:table-cell>
        </table:table-row>
        <table:table-row table:style-name="ro8">
          <table:table-cell table:formula="of:=[.A53]+1" office:value-type="float" office:value="53" calcext:value-type="float">
            <text:p>53</text:p>
          </table:table-cell>
          <table:table-cell office:value-type="string" calcext:value-type="string">
            <text:p>En te défendant le désir, je te permettrai le vouloir. Les plaisirs ne viendront-ils pas mieux à toi, si tu leur commandes que si tu leur obéis ?</text:p>
          </table:table-cell>
        </table:table-row>
        <table:table-row table:style-name="ro21">
          <table:table-cell table:formula="of:=[.A54]+1" office:value-type="float" office:value="54" calcext:value-type="float">
            <text:p>54</text:p>
          </table:table-cell>
          <table:table-cell office:value-type="string" calcext:value-type="string">
            <text:p>La tâche de la philosophie n’est point de suggérer des excuses aux vices.</text:p>
          </table:table-cell>
        </table:table-row>
        <table:table-row table:style-name="ro27">
          <table:table-cell table:formula="of:=[.A55]+1" office:value-type="float" office:value="55" calcext:value-type="float">
            <text:p>55</text:p>
          </table:table-cell>
          <table:table-cell office:value-type="string" calcext:value-type="string">
            <text:p>Combien y ferais-je de progrès ? Autant que tu feras d’efforts.</text:p>
          </table:table-cell>
        </table:table-row>
        <table:table-row table:style-name="ro14">
          <table:table-cell table:formula="of:=[.A56]+1" office:value-type="float" office:value="56" calcext:value-type="float">
            <text:p>56</text:p>
          </table:table-cell>
          <table:table-cell office:value-type="string" calcext:value-type="string">
            <text:p>Nous devons, à l’exemple des abeilles, classer tout ce que nous avons rapporté de nos différentes lectures. Tout se conserve mieux par le classement.</text:p>
          </table:table-cell>
        </table:table-row>
        <table:table-row table:style-name="ro4">
          <table:table-cell table:formula="of:=[.A57]+1" office:value-type="float" office:value="57" calcext:value-type="float">
            <text:p>57</text:p>
          </table:table-cell>
          <table:table-cell office:value-type="string" calcext:value-type="string">
            <text:p>Bien mourir c’est mourir sans regret. Prends garde de ne jamais rien faire malgré toi. </text:p>
          </table:table-cell>
        </table:table-row>
        <table:table-row table:style-name="ro8">
          <table:table-cell table:formula="of:=[.A58]+1" office:value-type="float" office:value="58" calcext:value-type="float">
            <text:p>58</text:p>
          </table:table-cell>
          <table:table-cell office:value-type="string" calcext:value-type="string">
            <text:p>La vie est assez riche de ressource mais nous sommes trop avides de les multiplier ; quelque chose nous semble manquer et nous le semblera toujours.</text:p>
          </table:table-cell>
        </table:table-row>
        <table:table-row table:style-name="ro22">
          <table:table-cell table:formula="of:=[.A59]+1" office:value-type="float" office:value="59" calcext:value-type="float">
            <text:p>59</text:p>
          </table:table-cell>
          <table:table-cell office:value-type="string" calcext:value-type="string">
            <text:p>Qui a t’il de plus précieux que le devoir et de plus noble que la vertu ?</text:p>
          </table:table-cell>
        </table:table-row>
        <table:table-row table:style-name="ro28">
          <table:table-cell table:formula="of:=[.A60]+1" office:value-type="float" office:value="60" calcext:value-type="float">
            <text:p>60</text:p>
          </table:table-cell>
          <table:table-cell office:value-type="string" calcext:value-type="string">
            <text:p>Avant de juger qui il est, voyons si il est un.</text:p>
          </table:table-cell>
        </table:table-row>
        <table:table-row table:style-name="ro11">
          <table:table-cell table:formula="of:=[.A61]+1" office:value-type="float" office:value="61" calcext:value-type="float">
            <text:p>61</text:p>
          </table:table-cell>
          <table:table-cell office:value-type="string" calcext:value-type="string">
            <text:p>Tout jouissance qui suit la privation est plus avidement saisi.</text:p>
          </table:table-cell>
        </table:table-row>
        <table:table-row table:style-name="ro8">
          <table:table-cell table:formula="of:=[.A62]+1" office:value-type="float" office:value="62" calcext:value-type="float">
            <text:p>62</text:p>
          </table:table-cell>
          <table:table-cell office:value-type="string" calcext:value-type="string">
            <text:p>Voilà pourquoi tu es mandé. Tu as à soigner un mal invétéré, grave, épidémique. Tu n’as pas moins à faire qu’un Hippocrate en temps de peste. </text:p>
          </table:table-cell>
        </table:table-row>
        <table:table-row table:style-name="ro29">
          <table:table-cell table:formula="of:=[.A63]+1" office:value-type="float" office:value="63" calcext:value-type="float">
            <text:p>63</text:p>
          </table:table-cell>
          <table:table-cell office:value-type="string" calcext:value-type="string">
            <text:p>Néanmoins, la situation qu’ils ont fui [passions et vices], ils n’y peuvent plus retomber ; ils en sont à ce point où on ne glisse plus en arrière mais ils ne savent pas qu’ils savent. Ils jouissent déjà d’un état meilleur mais ils n’y ont pas encore foi.</text:p>
          </table:table-cell>
        </table:table-row>
        <table:table-row table:style-name="ro27">
          <table:table-cell table:formula="of:=[.A64]+1" office:value-type="float" office:value="64" calcext:value-type="float">
            <text:p>64</text:p>
          </table:table-cell>
          <table:table-cell office:value-type="string" calcext:value-type="string">
            <text:p>Aux êtres bons par excellence, le pouvoir de nuire manque. </text:p>
          </table:table-cell>
        </table:table-row>
        <table:table-row table:style-name="ro9">
          <table:table-cell table:formula="of:=[.A65]+1" office:value-type="float" office:value="65" calcext:value-type="float">
            <text:p>65</text:p>
          </table:table-cell>
          <table:table-cell office:value-type="string" calcext:value-type="string">
            <text:p>Cette indépendance, quelle est elle ? Ne craindre ni les hommes ni les Dieux, ne vouloir rien de honteux, rien d’immodéré, exercer sans limite la royauté de soi-même. Inestimable bien que celui de s’appartenir. </text:p>
          </table:table-cell>
        </table:table-row>
        <table:table-row table:style-name="ro12">
          <table:table-cell table:formula="of:=[.A66]+1" office:value-type="float" office:value="66" calcext:value-type="float">
            <text:p>66</text:p>
          </table:table-cell>
          <table:table-cell office:value-type="string" calcext:value-type="string">
            <text:p>Ne tente rien qu’à propos et en temps utile : mais cette heure longtemps épiée, prends ton élan.</text:p>
          </table:table-cell>
        </table:table-row>
        <table:table-row table:style-name="ro22">
          <table:table-cell table:formula="of:=[.A67]+1" office:value-type="float" office:value="67" calcext:value-type="float">
            <text:p>67</text:p>
          </table:table-cell>
          <table:table-cell office:value-type="string" calcext:value-type="string">
            <text:p>Travaille à former en toi l’homme en face duquel tu n’oserais mal faire.</text:p>
          </table:table-cell>
        </table:table-row>
        <table:table-row table:style-name="ro21">
          <table:table-cell table:formula="of:=[.A68]+1" office:value-type="float" office:value="68" calcext:value-type="float">
            <text:p>68</text:p>
          </table:table-cell>
          <table:table-cell office:value-type="string" calcext:value-type="string">
            <text:p>Il n’est qu’un bien qui donne et consolide la vie heureuse : être sûr de soi.</text:p>
          </table:table-cell>
        </table:table-row>
        <table:table-row table:style-name="ro22">
          <table:table-cell table:formula="of:=[.A69]+1" office:value-type="float" office:value="69" calcext:value-type="float">
            <text:p>69</text:p>
          </table:table-cell>
          <table:table-cell office:value-type="string" calcext:value-type="string">
            <text:p>Il nous faut vivre pour autrui si nous voulons vivre pour nous-même.</text:p>
          </table:table-cell>
        </table:table-row>
        <table:table-row table:style-name="ro22">
          <table:table-cell table:formula="of:=[.A70]+1" office:value-type="float" office:value="70" calcext:value-type="float">
            <text:p>70</text:p>
          </table:table-cell>
          <table:table-cell office:value-type="string" calcext:value-type="string">
            <text:p>Ainsi dans l’homme, il importe combien est il bon. Voilà ce qui importe.</text:p>
          </table:table-cell>
        </table:table-row>
        <table:table-row table:style-name="ro2">
          <table:table-cell table:formula="of:=[.A71]+1" office:value-type="float" office:value="71" calcext:value-type="float">
            <text:p>71</text:p>
          </table:table-cell>
          <table:table-cell office:value-type="string" calcext:value-type="string">
            <text:p>Voici une recette pour se faire aimer sans drogues, ni herbes, ni paroles magiques de sorcières : aimez et on vous aimera.</text:p>
          </table:table-cell>
        </table:table-row>
        <table:table-row table:style-name="ro3">
          <table:table-cell table:formula="of:=[.A72]+1" office:value-type="float" office:value="72" calcext:value-type="float">
            <text:p>72</text:p>
          </table:table-cell>
          <table:table-cell office:value-type="string" calcext:value-type="string">
            <text:p>Socrate disserta dans sa prison, il pouvait fuir, on lui offrait de le sauver, il ne le voulût pas et resta, pour ôter aux hommes leur deux grande terreurs que sont la mort et la prison.</text:p>
          </table:table-cell>
        </table:table-row>
        <table:table-row table:style-name="ro8">
          <table:table-cell table:formula="of:=[.A73]+1" office:value-type="float" office:value="73" calcext:value-type="float">
            <text:p>73</text:p>
          </table:table-cell>
          <table:table-cell office:value-type="string" calcext:value-type="string">
            <text:p>Étudie toi à mourir c’est à dire étudie toi à être libre. Qui sait mourir ne sait plus être esclave et se place au dessus ou du moins, hors de tout pouvoir.</text:p>
          </table:table-cell>
        </table:table-row>
        <table:table-row table:style-name="ro30">
          <table:table-cell table:formula="of:=[.A74]+1" office:value-type="float" office:value="74" calcext:value-type="float">
            <text:p>74</text:p>
          </table:table-cell>
          <table:table-cell office:value-type="string" calcext:value-type="string">
            <text:p>La philosophie en adoptant Platon, ne lui demanda pas ses titres, elle les lui conféra. Pourquoi désespérerais-tu de ressembler à ces grands hommes ? Ils sont tous tes ancêtres si tu te rends digne d’eux et pour l’être, il faut tout d’abord te persuader que nul n’est de meilleur maison que toi.</text:p>
          </table:table-cell>
        </table:table-row>
        <table:table-row table:style-name="ro10">
          <table:table-cell table:formula="of:=[.A75]+1" office:value-type="float" office:value="75" calcext:value-type="float">
            <text:p>75</text:p>
          </table:table-cell>
          <table:table-cell office:value-type="string" calcext:value-type="string">
            <text:p>Qui ne blâmerait et avec justice, une indolence hors de saison, dangereuse après la victoire, plus dangereuse quand la victoire est inachevée.</text:p>
          </table:table-cell>
        </table:table-row>
        <table:table-row table:style-name="ro23">
          <table:table-cell table:formula="of:=[.A76]+1" office:value-type="float" office:value="76" calcext:value-type="float">
            <text:p>76</text:p>
          </table:table-cell>
          <table:table-cell office:value-type="string" calcext:value-type="string">
            <text:p>Poursuis les vices sans mesure et sans fin car eux non plus n’ont ni fin ni mesure. Surtout bannis les voluptés et voue leur l’aversion la plus vive : elles nous embrassent pour nous étouffer.</text:p>
          </table:table-cell>
        </table:table-row>
        <table:table-row table:style-name="ro2">
          <table:table-cell table:formula="of:=[.A77]+1" office:value-type="float" office:value="77" calcext:value-type="float">
            <text:p>77</text:p>
          </table:table-cell>
          <table:table-cell office:value-type="string" calcext:value-type="string">
            <text:p>Une fois dans la solitude, il faut t’entretenir avec ta conscience. Soigne surtout la partie de ton âme que tu sentiras la plus faible.</text:p>
          </table:table-cell>
        </table:table-row>
        <table:table-row table:style-name="ro8">
          <table:table-cell table:formula="of:=[.A78]+1" office:value-type="float" office:value="78" calcext:value-type="float">
            <text:p>78</text:p>
          </table:table-cell>
          <table:table-cell office:value-type="string" calcext:value-type="string">
            <text:p>Ce qu’il y a dans la sagesse d’inestimable et de magnifique, c’est qu’elle ne vient pas spontanément, c’est qu’on la tient de soi et qu’on ne l’emprunte pas à autrui. </text:p>
          </table:table-cell>
        </table:table-row>
        <table:table-row table:style-name="ro22">
          <table:table-cell table:formula="of:=[.A79]+1" office:value-type="float" office:value="79" calcext:value-type="float">
            <text:p>79</text:p>
          </table:table-cell>
          <table:table-cell office:value-type="string" calcext:value-type="string">
            <text:p>Le premier signe d’une âme bien réglée est de se fixer, de séjourner avec soi.</text:p>
          </table:table-cell>
        </table:table-row>
        <table:table-row table:style-name="ro10">
          <table:table-cell table:formula="of:=[.A80]+1" office:value-type="float" office:value="80" calcext:value-type="float">
            <text:p>80</text:p>
          </table:table-cell>
          <table:table-cell office:value-type="string" calcext:value-type="string">
            <text:p>Ne point ressembler aux méchants parce qu’ils sont le grand nombre. Ne point haïr le grand nombre parce qu’ils sont différents de nous. </text:p>
          </table:table-cell>
        </table:table-row>
        <table:table-row table:style-name="ro14">
          <table:table-cell table:formula="of:=[.A81]+1" office:value-type="float" office:value="81" calcext:value-type="float">
            <text:p>81</text:p>
          </table:table-cell>
          <table:table-cell office:value-type="string" calcext:value-type="string">
            <text:p>Heureux le personnage dont le souvenir même rend meilleur ! Heureux qui le vénère assez pour qu’à ce seul souvenir, il rentre dans le calme et dans l’ordre. </text:p>
          </table:table-cell>
        </table:table-row>
        <table:table-row table:style-name="ro31">
          <table:table-cell table:formula="of:=[.A82]+1" office:value-type="float" office:value="82" calcext:value-type="float">
            <text:p>82</text:p>
          </table:table-cell>
          <table:table-cell table:style-name="ce2" office:value-type="string" calcext:value-type="string">
            <text:p>Qui dit le soir « <text:span text:style-name="T1">j’ai vécu</text:span> » peut dire le matin « <text:span text:style-name="T1">je gagne une journée</text:span> ».</text:p>
          </table:table-cell>
        </table:table-row>
        <table:table-row table:style-name="ro19">
          <table:table-cell table:formula="of:=[.A83]+1" office:value-type="float" office:value="83" calcext:value-type="float">
            <text:p>83</text:p>
          </table:table-cell>
          <table:table-cell office:value-type="string" calcext:value-type="string">
            <text:p>Ne compte pas trop vite et trop aisément sur toi-même : secoue les divers replis de ton âme, scrute et observe. </text:p>
          </table:table-cell>
        </table:table-row>
        <table:table-row table:style-name="ro8">
          <table:table-cell table:formula="of:=[.A84]+1" office:value-type="float" office:value="84" calcext:value-type="float">
            <text:p>84</text:p>
          </table:table-cell>
          <table:table-cell office:value-type="string" calcext:value-type="string">
            <text:p>J’ai aussi un siège à soutenir ! A la guerre, le péril me viendrait du dehors : un mur me séparerait de l’ennemi ; ici c’est en moi qu’est l’ennemi mortel.</text:p>
          </table:table-cell>
        </table:table-row>
        <table:table-row table:style-name="ro4">
          <table:table-cell table:formula="of:=[.A85]+1" office:value-type="float" office:value="85" calcext:value-type="float">
            <text:p>85</text:p>
          </table:table-cell>
          <table:table-cell office:value-type="string" calcext:value-type="string">
            <text:p>Je subis la torture mais avec courage, tout va bien. Je péris mais avec courage, tout va bien.</text:p>
          </table:table-cell>
        </table:table-row>
        <table:table-row table:style-name="ro32">
          <table:table-cell table:formula="of:=[.A86]+1" office:value-type="float" office:value="86" calcext:value-type="float">
            <text:p>86</text:p>
          </table:table-cell>
          <table:table-cell office:value-type="string" calcext:value-type="string">
            <text:p>Ce que l’homme de bien croira qu’il est honnête de faire, il le fera même à son détriment. Il le fera quand il y aurait danger pour lui. Mais une chose honteuse, il ne la fera jamais. Nul crainte ne le détournera de l’honnête, nul espoir ne l’engagera dans la honte.</text:p>
          </table:table-cell>
        </table:table-row>
        <table:table-row table:style-name="ro14">
          <table:table-cell table:formula="of:=[.A87]+1" office:value-type="float" office:value="87" calcext:value-type="float">
            <text:p>87</text:p>
          </table:table-cell>
          <table:table-cell office:value-type="string" calcext:value-type="string">
            <text:p>Le sage se propose non d’accomplir quoi qu’il arrive ce qu’il entreprend mais d’agir en tout selon son devoir. Car en temps calme, comme on dit, le premier venu est pilote.</text:p>
          </table:table-cell>
        </table:table-row>
        <table:table-row table:style-name="ro18">
          <table:table-cell table:formula="of:=[.A88]+1" office:value-type="float" office:value="88" calcext:value-type="float">
            <text:p>88</text:p>
          </table:table-cell>
          <table:table-cell office:value-type="string" calcext:value-type="string">
            <text:p>Et bien la vie Lucilius, c’est la guerre. Ainsi ceux qui, toujours alertes, vont gravissant des rocs escarpés ou plongent dans d’affreux ravins et tentent les expéditions les plus hasardeuses sont les braves et l’élite du camp. Mais ceux qu’une ignoble inertie enchaîne à leur bien-être, sont les lâches qu’on laisse vivre par mépris. </text:p>
          </table:table-cell>
        </table:table-row>
        <table:table-row table:style-name="ro27">
          <table:table-cell table:formula="of:=[.A89]+1" office:value-type="float" office:value="89" calcext:value-type="float">
            <text:p>89</text:p>
          </table:table-cell>
          <table:table-cell office:value-type="string" calcext:value-type="string">
            <text:p>Le supplice du crime est dans le crime-même.</text:p>
          </table:table-cell>
        </table:table-row>
        <table:table-row table:style-name="ro4">
          <table:table-cell table:formula="of:=[.A90]+1" office:value-type="float" office:value="90" calcext:value-type="float">
            <text:p>90</text:p>
          </table:table-cell>
          <table:table-cell office:value-type="string" calcext:value-type="string">
            <text:p>Fuyons au plus loin tout sentier où l’on glisse, sur le terrain le plus sec, nous nous tenons déjà si peu ferme.</text:p>
          </table:table-cell>
        </table:table-row>
        <table:table-row table:style-name="ro26">
          <table:table-cell table:formula="of:=[.A91]+1" office:value-type="float" office:value="91" calcext:value-type="float">
            <text:p>91</text:p>
          </table:table-cell>
          <table:table-cell office:value-type="string" calcext:value-type="string">
            <text:p>Je parle de la philosophie comme de celle dont le prix consiste à ne pouvoir se vendre à aucun prix. Consacre toi tout à elle. Tu es digne d’elle, elle est digne de toi. Volez dans les bras l’un de l’autre.</text:p>
          </table:table-cell>
        </table:table-row>
        <table:table-row table:style-name="ro26">
          <table:table-cell table:formula="of:=[.A92]+1" office:value-type="float" office:value="92" calcext:value-type="float">
            <text:p>92</text:p>
          </table:table-cell>
          <table:table-cell office:value-type="string" calcext:value-type="string">
            <text:p>C’est dans le cœur qu’il faut posséder son ami. Sois donc de moitié dans mes études, dans mes soupers, dans mes promenades. Moi je te vois chez Lucilius, je t’entends même ; je suis tellement avec toi.</text:p>
          </table:table-cell>
        </table:table-row>
        <table:table-row table:style-name="ro8">
          <table:table-cell table:formula="of:=[.A93]+1" office:value-type="float" office:value="93" calcext:value-type="float">
            <text:p>93</text:p>
          </table:table-cell>
          <table:table-cell office:value-type="string" calcext:value-type="string">
            <text:p>Une forte diversion ôte tout loisir aux folles fantaisies et s’il est une chose de sûre, c’est que les vices nés de l’inaction se chassent par l’activité.</text:p>
          </table:table-cell>
        </table:table-row>
        <table:table-row table:style-name="ro33">
          <table:table-cell table:formula="of:=[.A94]+1" office:value-type="float" office:value="94" calcext:value-type="float">
            <text:p>94</text:p>
          </table:table-cell>
          <table:table-cell table:style-name="ce2" office:value-type="string" calcext:value-type="string">
            <text:p>Répètes-toi au lieu de te plaindre à chaque dommage qui survient : « <text:span text:style-name="T1">les Dieux ont jugés autrement </text:span>» ou même, inspiration plus haute, plus juste, plus réconfortante pour l’âme, à chaque événement contraire à ta pensée « <text:span text:style-name="T1">les dieux ont mieux jugé que moi </text:span>». Plus d’accident pour l’homme ainsi préparé .</text:p>
          </table:table-cell>
        </table:table-row>
        <table:table-row table:style-name="ro34">
          <table:table-cell table:formula="of:=[.A95]+1" office:value-type="float" office:value="95" calcext:value-type="float">
            <text:p>95</text:p>
          </table:table-cell>
          <table:table-cell office:value-type="string" calcext:value-type="string">
            <text:p>Face à dix légions, il élève une voie libre. Il exhorte la république à ne point fléchir dans sa lutte pour la liberté, à tenter toutes les épreuves. La question n’est pas si Caton sera libre mais si il vivra au milieu d’hommes libres. De là son mépris des périls et des glaives.</text:p>
          </table:table-cell>
        </table:table-row>
        <table:table-row table:style-name="ro35">
          <table:table-cell table:formula="of:=[.A96]+1" office:value-type="float" office:value="96" calcext:value-type="float">
            <text:p>96</text:p>
          </table:table-cell>
          <table:table-cell table:style-name="ce2" office:value-type="string" calcext:value-type="string">
            <text:p>Parmi les bruits qui retentissent autour de moi sans me distraire, je mets celui des chariots qui passent, du forgeron logé sous mon toit, du serrurier voisin ou de cet autre qui essaye ses trompettes. Au reste, je suis tellement aguerri à tout cela que je pourrais même entendre la voix écorchante d’un chef de rameur marquant la mesure à ses hommes : <text:span text:style-name="T2">je force mon esprit à une constante attention sur lui-même et à ne pas se laisser détourner vers le dehors</text:span><text:span text:style-name="T3"> </text:span>.</text:p>
          </table:table-cell>
        </table:table-row>
        <table:table-row table:style-name="ro2">
          <table:table-cell table:formula="of:=[.A97]+1" office:value-type="float" office:value="97" calcext:value-type="float">
            <text:p>97</text:p>
          </table:table-cell>
          <table:table-cell office:value-type="string" calcext:value-type="string">
            <text:p>A l’homme qui parcourt le domaine de la nature, jamais la vérité n’apporte l’ennui : mais le faux rassasie bien vite. </text:p>
          </table:table-cell>
        </table:table-row>
        <table:table-row table:style-name="ro19">
          <table:table-cell table:formula="of:=[.A98]+1" office:value-type="float" office:value="98" calcext:value-type="float">
            <text:p>98</text:p>
          </table:table-cell>
          <table:table-cell office:value-type="string" calcext:value-type="string">
            <text:p>Quel concours du peuple à un spectacle de mensonge et d’illusion et quel désert autour de la science.</text:p>
          </table:table-cell>
        </table:table-row>
        <table:table-row table:style-name="ro15">
          <table:table-cell table:formula="of:=[.A99]+1" office:value-type="float" office:value="99" calcext:value-type="float">
            <text:p>99</text:p>
          </table:table-cell>
          <table:table-cell office:value-type="string" calcext:value-type="string">
            <text:p>Au milieu pourtant de tous ces supplices, tel homme a pu ne point gémir, que dis-je ? Ne point supplier, ne rien répondre : il a pu rire et rire franchement. Et tu n’oserais après cela te railler de la la douleur ?</text:p>
          </table:table-cell>
        </table:table-row>
        <table:table-row table:style-name="ro36">
          <table:table-cell table:formula="of:=[.A100]+1" office:value-type="float" office:value="100" calcext:value-type="float">
            <text:p>100</text:p>
          </table:table-cell>
          <table:table-cell office:value-type="string" calcext:value-type="string">
            <text:p>Que la philosophie nous enveloppe de son rempart inexpugnable : le sort, dût-il l’attaquer de ses milles machines, n’y fera point brèche. Elle est retranchée dans un poste invincible l’âme qui a rompu avec le dehors : ce fort qu’elle s’est construit, elle sait s’y défendre.</text:p>
          </table:table-cell>
        </table:table-row>
        <table:table-row table:style-name="ro27">
          <table:table-cell table:formula="of:=[.A101]+1" office:value-type="float" office:value="101" calcext:value-type="float">
            <text:p>101</text:p>
          </table:table-cell>
          <table:table-cell office:value-type="string" calcext:value-type="string">
            <text:p>Il n’y a de grand que ce qui en même temps est calme.</text:p>
          </table:table-cell>
        </table:table-row>
        <table:table-row table:style-name="ro37">
          <table:table-cell table:formula="of:=[.A102]+1" office:value-type="float" office:value="102" calcext:value-type="float">
            <text:p>102</text:p>
          </table:table-cell>
          <table:table-cell office:value-type="string" calcext:value-type="string">
            <text:p>Est ce que le maître du vaisseau dont la charpente désunie fait eau de toutes parts s’en prend aux matelots et au bâtiment ? Il fait mieux : il court au remède, ferme passage à l’onde extérieure, rejette celle qui a pénétré, bouche les ouvertures apparentes, combat par un travail continu les infiltrations cachées qui remplissent insensiblement la cale, et ne se rebute pas de voir l’eau se renouveler à mesure qu’on la fait sortir. Il faut une lutte infatigable contre des fléaux toujours actifs et renaissants, non pour qu’ils disparaissent mais pour qu’ils ne prennent pas le dessus.</text:p>
          </table:table-cell>
        </table:table-row>
        <table:table-row table:style-name="ro9">
          <table:table-cell table:formula="of:=[.A103]+1" office:value-type="float" office:value="103" calcext:value-type="float">
            <text:p>103</text:p>
          </table:table-cell>
          <table:table-cell office:value-type="string" calcext:value-type="string">
            <text:p>Pyrrhus, dit-on, ce grand maître d’exercice gymnique, recommandait toujours à ses élèves de ne point s’irriter. La colère, en effet, trouble tous les calculs de l’art, c’est de frapper seulement, non de parer, qu’elle se préoccupe.</text:p>
          </table:table-cell>
        </table:table-row>
        <table:table-row table:style-name="ro38">
          <table:table-cell table:formula="of:=[.A104]+1" office:value-type="float" office:value="104" calcext:value-type="float">
            <text:p>104</text:p>
          </table:table-cell>
          <table:table-cell office:value-type="string" calcext:value-type="string">
            <text:p>Il est d’une grande âme de dédaigner les injures : la plus méprisante manière de se venger est de ne pas juger l’agresseur digne de vengeance. Combien, pour avoir voulu raison d’une légère offense, n’ont fait que creuser leur blessure ! Celui-là est grand et généreux qui, à l’exemple du roi des animaux, entend sans s’émouvoir les aboiements d’une meute impuissante.</text:p>
          </table:table-cell>
        </table:table-row>
        <table:table-row table:style-name="ro39">
          <table:table-cell table:formula="of:=[.A105]+1" office:value-type="float" office:value="105" calcext:value-type="float">
            <text:p>105</text:p>
          </table:table-cell>
          <table:table-cell office:value-type="string" calcext:value-type="string">
            <text:p>Si nous nous choisissons des armes légères, une épée commode et facile à manier ; ne renoncerons-nous pas à la fougue des passions, bien moins maniables, furieuses, qui ne reviennent plus à nous ? La seule vélocité qui plaise est celle qui s’arrête au commandement, qui ne s’élance pas au-delà du but, qu’on peut replier sur elle-même et ramener de la course au pas. <text:s/></text:p>
          </table:table-cell>
        </table:table-row>
        <table:table-row table:style-name="ro40">
          <table:table-cell table:formula="of:=[.A106]+1" office:value-type="float" office:value="106" calcext:value-type="float">
            <text:p>106</text:p>
          </table:table-cell>
          <table:table-cell office:value-type="string" calcext:value-type="string">
            <text:p>La région supérieure du ciel et la mieux ordonnée, celle qui avoisine les astres, ne s’amasse pas en nuages, n’éclate pas en tempête, ne se roule pas en tourbillons ; elle est à l’abri du plus léger trouble : c’est plus bas que gronde la foudre.</text:p>
          </table:table-cell>
        </table:table-row>
        <table:table-row table:style-name="ro41">
          <table:table-cell table:formula="of:=[.A107]+1" office:value-type="float" office:value="107" calcext:value-type="float">
            <text:p>107</text:p>
          </table:table-cell>
          <table:table-cell table:style-name="ce2" office:value-type="string" calcext:value-type="string">
            <text:p>Souvent c’est l’interprétation qui arrive à donner aux choses les couleurs de l’injure. Patientons donc pour les unes , moquons-nous des autres ou bien pardonnons. Il est mille moyens de prévenir la colère ; le plus souvent tournons la chose en badinage et en plaisanterie. Socrate, dit-on, ayant reçu un soufflet, se contenta de remarquer « <text:span text:style-name="T1">qu’il était fâcheux d’ignorer quand on devait sortir avec un casque </text:span>». Ce n’est pas la manière dont l’injure est faite qui importe : c’est comment elle est supportée.</text:p>
          </table:table-cell>
        </table:table-row>
        <table:table-row table:style-name="ro42">
          <table:table-cell table:formula="of:=[.A108]+1" office:value-type="float" office:value="108" calcext:value-type="float">
            <text:p>108</text:p>
          </table:table-cell>
          <table:table-cell table:style-name="ce2" office:value-type="string" calcext:value-type="string">
            <text:p>Le propre de la vraie grandeur est de ne pas se sentir frappée. Ainsi aux aboiements de la meute, le lion tourne lentement la tête ; ainsi un immense rocher brave les assauts de la vague impuissante. « <text:span text:style-name="T1">quoi que tu fasses, tu sièges trop bas pour troubler la sérénité de mon ciel ; la raison s’y oppose et je lui ai livré la conduite de ma vie ; la colère me nuirait plus que l’injure, oui, plus que l’injure : je sais jusqu’où va l’une ; où entraînerait l’autre, je ne le sais pas </text:span>». </text:p>
          </table:table-cell>
        </table:table-row>
        <table:table-row table:style-name="ro43">
          <table:table-cell table:formula="of:=[.A109]+1" office:value-type="float" office:value="109" calcext:value-type="float">
            <text:p>109</text:p>
          </table:table-cell>
          <table:table-cell table:style-name="ce2" office:value-type="string" calcext:value-type="string">
            <text:p>On t’a fait un outrage : t’a t’on fait pis qu’à Diogène, philosophe stoïcien ? Au moment même où il dissertait sur la colère, un jeune insolent cracha sur lui ; il reçut cet affront avec la douceur d’un sage et dit : «<text:span text:style-name="T1"> je ne me fâche pas ; je suis toutefois en doute si je dois me fâcher</text:span> ». </text:p>
          </table:table-cell>
        </table:table-row>
        <table:table-row table:style-name="ro30">
          <table:table-cell table:formula="of:=[.A110]+1" office:value-type="float" office:value="110" calcext:value-type="float">
            <text:p>110</text:p>
          </table:table-cell>
          <table:table-cell office:value-type="string" calcext:value-type="string">
            <text:p>Mais gourmander la colère et la heurter de front, c’est l’exaspérer. Il faut la prendre par 1000 biais et par la douceur, à moins d’être un personnage assez important pour la briser d’autorité, comme le fit le divin Auguste. Es-tu assez puissant pour foudroyer la colère du haut de ta supériorité ? </text:p>
          </table:table-cell>
        </table:table-row>
        <table:table-row table:style-name="ro44">
          <table:table-cell table:formula="of:=[.A111]+1" office:value-type="float" office:value="111" calcext:value-type="float">
            <text:p>111</text:p>
          </table:table-cell>
          <table:table-cell office:value-type="string" calcext:value-type="string">
            <text:p>Le grand remède de la colère c’est le temps. N’exigez pas dés l’abord qu’elle pardonne mais qu’elle juge, elle se dissipe pour peu qu’elle attende ; n’essayez pas de l’étouffer d’un seul coup, dans la violence de ses premiers élans: la victoire complète s’obtiendra par des succès partiels.</text:p>
          </table:table-cell>
        </table:table-row>
        <table:table-row table:style-name="ro9">
          <table:table-cell table:formula="of:=[.A112]+1" office:value-type="float" office:value="112" calcext:value-type="float">
            <text:p>112</text:p>
          </table:table-cell>
          <table:table-cell office:value-type="string" calcext:value-type="string">
            <text:p>Alors que tout te semble calme, ne crois pas à l’absence, mais au sommeil de la tempête : un pilote ne livre jamais toutes ses voiles avec une confiance absolue; il veut pouvoir les replier vite, et tient ses cordages prêts. </text:p>
          </table:table-cell>
        </table:table-row>
        <table:table-row table:style-name="ro44">
          <table:table-cell table:formula="of:=[.A113]+1" office:value-type="float" office:value="113" calcext:value-type="float">
            <text:p>113</text:p>
          </table:table-cell>
          <table:table-cell office:value-type="string" calcext:value-type="string">
            <text:p>Il y a des gens, dit Sextius, qui se sont bien trouvés d’avoir, dans la colère, jeté les yeux sur un miroir. Effrayés d’une telle métamorphose, et conduits pour ainsi dire en face d’eux-mêmes, ils ne se reconnaissaient point ; et combien un miroir rendait faiblement leur difformité réelle.</text:p>
          </table:table-cell>
        </table:table-row>
        <table:table-row table:style-name="ro25">
          <table:table-cell table:formula="of:=[.A114]+1" office:value-type="float" office:value="114" calcext:value-type="float">
            <text:p>114</text:p>
          </table:table-cell>
          <table:table-cell office:value-type="string" calcext:value-type="string">
            <text:p>La colère d’ailleurs, ne se croit jamais plus belle que quand elle est horrible, effroyable : telle elle veut être, telle aussi elle veut qu’on la voit.</text:p>
          </table:table-cell>
        </table:table-row>
        <table:table-row table:style-name="ro12">
          <table:table-cell table:formula="of:=[.A115]+1" office:value-type="float" office:value="115" calcext:value-type="float">
            <text:p>115</text:p>
          </table:table-cell>
          <table:table-cell office:value-type="string" calcext:value-type="string">
            <text:p>Toute aspérité s’émousse et peu à peu s’efface au milieu d’êtres naturellement doux.</text:p>
          </table:table-cell>
        </table:table-row>
        <table:table-row table:style-name="ro25">
          <table:table-cell table:formula="of:=[.A116]+1" office:value-type="float" office:value="116" calcext:value-type="float">
            <text:p>116</text:p>
          </table:table-cell>
          <table:table-cell office:value-type="string" calcext:value-type="string">
            <text:p>Tout ce que tu veux sainement apprécier, abandonne-le au temps: les flux et reflux du présent ne laissent rien voir avec netteté.</text:p>
          </table:table-cell>
        </table:table-row>
        <table:table-row table:style-name="ro25">
          <table:table-cell table:formula="of:=[.A117]+1" office:value-type="float" office:value="117" calcext:value-type="float">
            <text:p>117</text:p>
          </table:table-cell>
          <table:table-cell office:value-type="string" calcext:value-type="string">
            <text:p>J’aurai rempli une portion de ma tâche Novatus ; j’aurai pacifié l’âme, si je lui ai appris à ne pas sentir la colère, ou à s’y montrer supérieure.</text:p>
          </table:table-cell>
        </table:table-row>
        <table:table-row table:style-name="ro45">
          <table:table-cell table:formula="of:=[.A118]+1" office:value-type="float" office:value="118" calcext:value-type="float">
            <text:p>118</text:p>
          </table:table-cell>
          <table:table-cell office:value-type="string" calcext:value-type="string">
            <text:p>Tant que nous sommes parmi les humains, sacrifions à l’humanité; ne soyons pour personne un objet de crainte ou de péril : injustices, dommages, apostrophes injurieuses, tracasserie, méprisons tout cela, et soyons assez grands pour souffrir ces désagréments d’un jour. Nous n’aurons pas regardé derrière nous et comme on dit, tourné la tête, que la mort sera là. Fin de la colère.</text:p>
          </table:table-cell>
        </table:table-row>
        <table:table-row table:style-name="ro46">
          <table:table-cell table:formula="of:=[.A119]+1" office:value-type="float" office:value="119" calcext:value-type="float">
            <text:p>119</text:p>
          </table:table-cell>
          <table:table-cell office:value-type="string" calcext:value-type="string">
            <text:p>D’ailleurs si la sage doit s’emporter contre les actions honteuses, et s’émouvoir et s’attrister de tous les crimes, rien n’est plus misérable que lui. Toute sa vie se passera dans l’irritation et le chagrin. Peut-il faire un pas sans heurter quelques scandales ? Peut-il sortir de chez lui, qu’il ne traverse une foule de pervers, d’avares, de prodigues, d’impudents, tous triomphants par leurs vices même ?Nulle part ses yeux ne se poseront sans découvrir de quoi s’indigner.</text:p>
          </table:table-cell>
        </table:table-row>
        <table:table-row table:style-name="ro32">
          <table:table-cell table:formula="of:=[.A120]+1" office:value-type="float" office:value="120" calcext:value-type="float">
            <text:p>120</text:p>
          </table:table-cell>
          <table:table-cell office:value-type="string" calcext:value-type="string">
            <text:p>Il vaut souvent mieux dévorer son dépit que de se venger. Aux impertinences des puissants oppose un front serein et non pas seulement la patience : ils recommenceront s’ils croient t’avoir blessé. Souvent, loin qu’il soit utile de venger l’injure, il est dangereux de paraître l’avouer.</text:p>
          </table:table-cell>
        </table:table-row>
        <table:table-row table:style-name="ro3">
          <table:table-cell table:formula="of:=[.A121]+1" office:value-type="float" office:value="121" calcext:value-type="float">
            <text:p>121</text:p>
          </table:table-cell>
          <table:table-cell office:value-type="string" calcext:value-type="string">
            <text:p>Quand les voluptés ont empoisonné à la fois l’âme et le corps, toutes choses semblent insupportables, non parce qu’elles sont dures, mais par la mollesse de celui qu’elles touchent.</text:p>
          </table:table-cell>
        </table:table-row>
        <table:table-row table:style-name="ro47">
          <table:table-cell table:formula="of:=[.A122]+1" office:value-type="float" office:value="122" calcext:value-type="float">
            <text:p>122</text:p>
          </table:table-cell>
          <table:table-cell office:value-type="string" calcext:value-type="string">
            <text:p>Avant de rien tenter, mesure bien tes forces, ce que tu veux faire, et par quels moyens ; car le regret d’un essai infructueux ne manquera pas de t’aigrir.</text:p>
          </table:table-cell>
        </table:table-row>
        <table:table-row table:style-name="ro32">
          <table:table-cell table:formula="of:=[.A123]+1" office:value-type="float" office:value="123" calcext:value-type="float">
            <text:p>123</text:p>
          </table:table-cell>
          <table:table-cell office:value-type="string" calcext:value-type="string">
            <text:p>Lorsqu’une discussion menace d’être longue et opiniâtre, arrêtons-nous dés l’abord, avant qu’elle ne devienne violente. La lutte nourrit la lutte : une fois dans la lice, elle nous y engage plus avant, nous y retient. Il est plus facile de n’y point descendre que de faire marche arrière. </text:p>
          </table:table-cell>
        </table:table-row>
        <table:table-row table:style-name="ro48">
          <table:table-cell table:formula="of:=[.A124]+1" office:value-type="float" office:value="124" calcext:value-type="float">
            <text:p>124</text:p>
          </table:table-cell>
          <table:table-cell table:style-name="ce2" office:value-type="string" calcext:value-type="string">
            <text:p>Le vieux diction « <text:span text:style-name="T1">Gens fatigués cherchent noise </text:span>» peut s’étendre à tous ceux que la soif, la faim, la maladie ou tout autre malaise irrite.</text:p>
          </table:table-cell>
        </table:table-row>
        <table:table-row table:style-name="ro49">
          <table:table-cell table:formula="of:=[.A125]+1" office:value-type="float" office:value="125" calcext:value-type="float">
            <text:p>125</text:p>
          </table:table-cell>
          <table:table-cell office:value-type="string" calcext:value-type="string">
            <text:p>Ne te permets rien dans la colère ? Pourquoi ? Parce que tu voudrais tout te permettre. Lutte contre toi-même : qui ne peut la vaincre est à demi-vaincu par elle. Si tout remède est impuissant, fuis les yeux de la foule et tombe sans témoin.</text:p>
          </table:table-cell>
        </table:table-row>
        <table:table-row table:style-name="ro25">
          <table:table-cell table:formula="of:=[.A126]+1" office:value-type="float" office:value="126" calcext:value-type="float">
            <text:p>126</text:p>
          </table:table-cell>
          <table:table-cell office:value-type="string" calcext:value-type="string">
            <text:p>Tant que rien ne nous semble assez intolérable pour nous faire rompre avec la vie, sachons en toute situation repousser la colère.</text:p>
          </table:table-cell>
        </table:table-row>
        <table:table-row table:style-name="ro27">
          <table:table-cell table:formula="of:=[.A127]+1" office:value-type="float" office:value="127" calcext:value-type="float">
            <text:p>127</text:p>
          </table:table-cell>
          <table:table-cell office:value-type="string" calcext:value-type="string">
            <text:p>L’animal qui se débat dans le piège le resserre davantage.</text:p>
          </table:table-cell>
        </table:table-row>
        <table:table-row table:style-name="ro15">
          <table:table-cell table:formula="of:=[.A128]+1" office:value-type="float" office:value="128" calcext:value-type="float">
            <text:p>128</text:p>
          </table:table-cell>
          <table:table-cell office:value-type="string" calcext:value-type="string">
            <text:p>Et puisque la sagesse aussi peut faillir, quelle erreur n’a son excuse ? Rappelons-nous combien notre jeunesse eut à se reprocher de devoirs mal remplis, de paroles peu tenues, d’excès de vin. </text:p>
          </table:table-cell>
        </table:table-row>
        <table:table-row table:style-name="ro50">
          <table:table-cell table:formula="of:=[.A129]+1" office:value-type="float" office:value="129" calcext:value-type="float">
            <text:p>129</text:p>
          </table:table-cell>
          <table:table-cell office:value-type="string" calcext:value-type="string">
            <text:p>Enfin, il faut avoir égard à la condition des choses d’ici bas pour en juger tous les accidents avec équité, et ce serait juger bien mal que de reprocher aux individus les torts de l’espèce. Vois donc combien il est plus juste encore de faire grâce à des imperfections qui sont celles de l’humanité. Nous sommes tous inconsidérés et imprévoyants, tous irrésolus, portés à la plainte, ambitieux. Pourquoi déguiser sous des termes adoucis la plaie universelle ? Nous sommes tous méchants. Oui, quoi qu’on blâme chez autrui, chacun le retrouve en son propre cœur ? Pourquoi noter la pâleur de l’un, la maigreur de l’autre ? La peste est chez tous. Soyons donc entre nous plus tolérants : méchants, nous vivons parmi nos pareils. Une seule chose peut nous rendre la paix : c’est un traité d’indulgence mutuelle. </text:p>
          </table:table-cell>
        </table:table-row>
        <table:table-row table:style-name="ro8">
          <table:table-cell table:formula="of:=[.A130]+1" office:value-type="float" office:value="130" calcext:value-type="float">
            <text:p>130</text:p>
          </table:table-cell>
          <table:table-cell office:value-type="string" calcext:value-type="string">
            <text:p>Ne te juge pas sur l’heure présente, sur le jour actuel : interroge l’état habituel de ton âme ; quand tu n’aurais point commis le mal, tu peux le commettre.</text:p>
          </table:table-cell>
        </table:table-row>
        <table:table-row table:style-name="ro2">
          <table:table-cell table:formula="of:=[.A131]+1" office:value-type="float" office:value="131" calcext:value-type="float">
            <text:p>131</text:p>
          </table:table-cell>
          <table:table-cell office:value-type="string" calcext:value-type="string">
            <text:p>Souvent le lutteur qui frappe trop violemment se désarticule le bras, ou sent l’un de ses muscles fixé à la mâchoire qu’il a brisé.</text:p>
          </table:table-cell>
        </table:table-row>
        <table:table-row table:style-name="ro10">
          <table:table-cell table:formula="of:=[.A132]+1" office:value-type="float" office:value="132" calcext:value-type="float">
            <text:p>132</text:p>
          </table:table-cell>
          <table:table-cell office:value-type="string" calcext:value-type="string">
            <text:p>Ton grand tort, veux-tu le savoir? C’est d’établir des comptes inexacts, de priser trop haut ce que tu donnes, trop bas ce que tu reçois.</text:p>
          </table:table-cell>
        </table:table-row>
        <table:table-row table:style-name="ro51">
          <table:table-cell table:formula="of:=[.A133]+1" office:value-type="float" office:value="133" calcext:value-type="float">
            <text:p>133</text:p>
          </table:table-cell>
          <table:table-cell office:value-type="string" calcext:value-type="string">
            <text:p>Tu as vu d’un mauvais œil quelqu’un qui avait mal parlé de ton esprit? C’est ta loi : l’accepterais-tu ?</text:p>
          </table:table-cell>
        </table:table-row>
        <table:table-row table:style-name="ro52">
          <table:table-cell table:formula="of:=[.A134]+1" office:value-type="float" office:value="134" calcext:value-type="float">
            <text:p>134</text:p>
          </table:table-cell>
          <table:table-cell table:style-name="ce2" office:value-type="string" calcext:value-type="string">
            <text:p>Que chacun se dise, comme il dirait à tout autre : « <text:span text:style-name="T1">que sert d’assigner à tes rancunes une éternité qui ne t’appartient pas et dissiper ainsi ta courte existence ? Ces jours que tu peux dépenser en honnêtes distractions, que sert de les faire tourner aux souffrances et au désespoir d’autrui ? Ils n’admettent point un tel gaspillage et nul n’en a assez pour en perdre. Pourquoi courir aux combats et appeler sur nous les périls de la lutte ? Pourquoi, oublieux de notre faiblesse, vouer d’immense haines à nos semblables et nous dresser, nous si fragiles, contre leur fragilité ? »</text:span></text:p>
          </table:table-cell>
        </table:table-row>
        <table:table-row table:style-name="ro53">
          <table:table-cell table:formula="of:=[.A135]+1" office:value-type="float" office:value="135" calcext:value-type="float">
            <text:p>135</text:p>
          </table:table-cell>
          <table:table-cell office:value-type="string" calcext:value-type="string">
            <text:p>C’est dés la frontière, je le répète, qu’il faut repousser l’ennemi. S’il y pénètre et s’empare des portes de la place, recevra-t-il d’un captif l’ordre de s’arrêter ? Notre âme alors n’est plus cette sentinelle qui observe au dehors la marche des passions pour les empêcher de forcer les lignes du devoir : elle-même s’identifie avec la passion ; aussi ne peut-elle plus rappeler à elle la force tutélaire et préservatrice qu’elle vient de trahir et de paralyser. Car, comme je l’ai dit, raison et passion n’ont point leur siège distinct et séparé : elles ne sont autre chose qu’une modification de l’âme en bien et en mal.</text:p>
          </table:table-cell>
        </table:table-row>
        <table:table-row table:style-name="ro10">
          <table:table-cell table:formula="of:=[.A136]+1" office:value-type="float" office:value="136" calcext:value-type="float">
            <text:p>136</text:p>
          </table:table-cell>
          <table:table-cell office:value-type="string" calcext:value-type="string">
            <text:p>Suis ton plan cher Lucilius, reprend possession de toi-même. Ce temps qui jusqu’ici t’était ravi ou dérobé, ou que tu laissais perdre, recueille et ménage-le.</text:p>
          </table:table-cell>
        </table:table-row>
        <table:table-row table:style-name="ro3">
          <table:table-cell table:formula="of:=[.A137]+1" office:value-type="float" office:value="137" calcext:value-type="float">
            <text:p>137</text:p>
          </table:table-cell>
          <table:table-cell office:value-type="string" calcext:value-type="string">
            <text:p>Que la sagesse me soit donnée à condition de la renfermer en moi et de ne pas révéler ses oracles, je la refuserais. Toute jouissance qui n’est pas partagée perd sa douceur.</text:p>
          </table:table-cell>
        </table:table-row>
        <table:table-row table:style-name="ro54">
          <table:table-cell table:formula="of:=[.A138]+1" office:value-type="float" office:value="138" calcext:value-type="float">
            <text:p>138</text:p>
          </table:table-cell>
          <table:table-cell table:style-name="ce2" office:value-type="string" calcext:value-type="string">
            <text:p>Songeons combien il est doux de ne rien demander, combien il est beau de dire « <text:span text:style-name="T1">j’ai assez, je n’attend rien de la fortune </text:span>».</text:p>
          </table:table-cell>
        </table:table-row>
        <table:table-row table:style-name="ro22">
          <table:table-cell table:formula="of:=[.A139]+1" office:value-type="float" office:value="139" calcext:value-type="float">
            <text:p>139</text:p>
          </table:table-cell>
          <table:table-cell office:value-type="string" calcext:value-type="string">
            <text:p>Qui suit la vraie route arrive au but, qui la perd s’égare indéfiniment.</text:p>
          </table:table-cell>
        </table:table-row>
        <table:table-row table:style-name="ro21">
          <table:table-cell table:formula="of:=[.A140]+1" office:value-type="float" office:value="140" calcext:value-type="float">
            <text:p>140</text:p>
          </table:table-cell>
          <table:table-cell office:value-type="string" calcext:value-type="string">
            <text:p>Celui que tu ne veux pas voir trembler pendant l’action, exerce-le avant l’action.</text:p>
          </table:table-cell>
        </table:table-row>
        <table:table-row table:style-name="ro9">
          <table:table-cell table:formula="of:=[.A141]+1" office:value-type="float" office:value="141" calcext:value-type="float">
            <text:p>141</text:p>
          </table:table-cell>
          <table:table-cell office:value-type="string" calcext:value-type="string">
            <text:p>Oui, j’ai confiance qu’on ne pourra te faire dévier et que tu persisteras dans tes plans, en dépit des sollicitations qui t’assiègent en foule. Que te dirais-je ? Je ne crains pas qu’on te change mais qu’on embarrasse ta marche.</text:p>
          </table:table-cell>
        </table:table-row>
        <table:table-row table:style-name="ro55">
          <table:table-cell table:formula="of:=[.A142]+1" office:value-type="float" office:value="142" calcext:value-type="float">
            <text:p>142</text:p>
          </table:table-cell>
          <table:table-cell office:value-type="string" calcext:value-type="string">
            <text:p>Qui se fait suivant ne découvre, ne cherche plus rien.</text:p>
          </table:table-cell>
        </table:table-row>
        <table:table-row table:style-name="ro34">
          <table:table-cell table:formula="of:=[.A143]+1" office:value-type="float" office:value="143" calcext:value-type="float">
            <text:p>143</text:p>
          </table:table-cell>
          <table:table-cell office:value-type="string" calcext:value-type="string">
            <text:p>Le commencement du salut c’est la connaissance de la faute : donc autant que tu pourras, prends toi sur le fait et informe contre toi-même, remplis d’abord l’office d’accusateur puis déjuge en fin d’intercesseur et sois quelque fois sans pitié. </text:p>
          </table:table-cell>
        </table:table-row>
        <table:table-row table:style-name="ro15">
          <table:table-cell table:formula="of:=[.A144]+1" office:value-type="float" office:value="144" calcext:value-type="float">
            <text:p>144</text:p>
          </table:table-cell>
          <table:table-cell office:value-type="string" calcext:value-type="string">
            <text:p>Si tes actions sont honnêtes, qu’elles soient sues de tous. Déshonorantes, qu’importe que nul ne les connaisse, tu les connais, toi. Que je te plains si tu ne tiens pas compte de ce témoin-là. </text:p>
          </table:table-cell>
        </table:table-row>
        <table:table-row table:style-name="ro44">
          <table:table-cell table:formula="of:=[.A145]+1" office:value-type="float" office:value="145" calcext:value-type="float">
            <text:p>145</text:p>
          </table:table-cell>
          <table:table-cell office:value-type="string" calcext:value-type="string">
            <text:p>Qu’ai-je à faire de vos laborieux badinages ? Des malheureux vous invoquent, vous avez promis secours aux naufragés, aux captifs, aux malades, aux indigents, aux condamnés dont la tête est sous la hache ? Et que faites-vous ? Vous jouez quand je meurs d’effroi.</text:p>
          </table:table-cell>
        </table:table-row>
        <table:table-row table:style-name="ro8">
          <table:table-cell table:formula="of:=[.A146]+1" office:value-type="float" office:value="146" calcext:value-type="float">
            <text:p>146</text:p>
          </table:table-cell>
          <table:table-cell office:value-type="string" calcext:value-type="string">
            <text:p>Il n’est rien dont ne vienne à bout une ardeur opiniâtre, un zèle actif et soutenu. Le bois le plus dur, même tordu, peut-être rappelé à la ligne droite. <text:s/></text:p>
          </table:table-cell>
        </table:table-row>
        <table:table-row table:style-name="ro56">
          <table:table-cell table:formula="of:=[.A147]+1" office:value-type="float" office:value="147" calcext:value-type="float">
            <text:p>147</text:p>
          </table:table-cell>
          <table:table-cell table:style-name="ce2" office:value-type="string" calcext:value-type="string">
            <text:p>La philosophie dit de même aux choses de la vie : « <text:span text:style-name="T1">je ne veux point du temps que vous auriez du reste, c’est vous qui aurez celui dont je vous ferai l’octroi </text:span>».</text:p>
          </table:table-cell>
        </table:table-row>
        <table:table-row table:style-name="ro29">
          <table:table-cell table:formula="of:=[.A148]+1" office:value-type="float" office:value="148" calcext:value-type="float">
            <text:p>148</text:p>
          </table:table-cell>
          <table:table-cell office:value-type="string" calcext:value-type="string">
            <text:p>La mollesse, la cupidité, l’ambition et toutes les maladies de l’âme ne sont jamais plus dangereuses, sache le bien que lorsqu’elles s’assoupissent dans une hypocrite réforme. On semble rentré dans le calme mais qu’on en est loin !</text:p>
          </table:table-cell>
        </table:table-row>
        <table:table-row table:style-name="ro19">
          <table:table-cell table:formula="of:=[.A149]+1" office:value-type="float" office:value="149" calcext:value-type="float">
            <text:p>149</text:p>
          </table:table-cell>
          <table:table-cell office:value-type="string" calcext:value-type="string">
            <text:p>Nul péril à ma vue, ne présente, Ô prêtresse, de face imprévue : j’ai tout pesé d’avance et je suis préparé. </text:p>
          </table:table-cell>
        </table:table-row>
        <table:table-row table:style-name="ro8">
          <table:table-cell table:formula="of:=[.A150]+1" office:value-type="float" office:value="150" calcext:value-type="float">
            <text:p>150</text:p>
          </table:table-cell>
          <table:table-cell office:value-type="string" calcext:value-type="string">
            <text:p>Je reporte à la philosophie l’honneur de mon rétablissement, du retour de mes forces : je lui dois la vie et c’est la moindre de mes dettes envers elle.</text:p>
          </table:table-cell>
        </table:table-row>
        <table:table-row table:style-name="ro21">
          <table:table-cell table:formula="of:=[.A151]+1" office:value-type="float" office:value="151" calcext:value-type="float">
            <text:p>151</text:p>
          </table:table-cell>
          <table:table-cell office:value-type="string" calcext:value-type="string">
            <text:p>Il est né pour peu d’hommes celui dont la pensée ne s’adresse qu’à son siècle.</text:p>
          </table:table-cell>
        </table:table-row>
        <table:table-row table:style-name="ro11">
          <table:table-cell table:formula="of:=[.A152]+1" office:value-type="float" office:value="152" calcext:value-type="float">
            <text:p>152</text:p>
          </table:table-cell>
          <table:table-cell office:value-type="string" calcext:value-type="string">
            <text:p>C’est à toi de te donner la liberté. Ne la demande qu’à toi.</text:p>
          </table:table-cell>
        </table:table-row>
        <table:table-row table:style-name="ro27">
          <table:table-cell table:formula="of:=[.A153]+1" office:value-type="float" office:value="153" calcext:value-type="float">
            <text:p>153</text:p>
          </table:table-cell>
          <table:table-cell office:value-type="string" calcext:value-type="string">
            <text:p>Le prix d’une bonne action, c’est de l’avoir faite.</text:p>
          </table:table-cell>
        </table:table-row>
        <table:table-row table:style-name="ro11">
          <table:table-cell table:formula="of:=[.A154]+1" office:value-type="float" office:value="154" calcext:value-type="float">
            <text:p>154</text:p>
          </table:table-cell>
          <table:table-cell office:value-type="string" calcext:value-type="string">
            <text:p>Que de choses on fait dans l’ivresse dont on rougit de sang froid.</text:p>
          </table:table-cell>
        </table:table-row>
        <table:table-row table:style-name="ro25">
          <table:table-cell table:formula="of:=[.A155]+1" office:value-type="float" office:value="155" calcext:value-type="float">
            <text:p>155</text:p>
          </table:table-cell>
          <table:table-cell office:value-type="string" calcext:value-type="string">
            <text:p>Ressemble lui au maître, j’y consens, mais comme le fils au père non comme le portrait à l’original : un portrait est une chose morte.</text:p>
          </table:table-cell>
        </table:table-row>
        <table:table-row table:style-name="ro22">
          <table:table-cell table:formula="of:=[.A156]+1" office:value-type="float" office:value="156" calcext:value-type="float">
            <text:p>156</text:p>
          </table:table-cell>
          <table:table-cell office:value-type="string" calcext:value-type="string">
            <text:p>Qui né pour un autre âge, à nos neveux réserve son ombrage.</text:p>
          </table:table-cell>
        </table:table-row>
        <table:table-row table:style-name="ro22">
          <table:table-cell table:formula="of:=[.A157]+1" office:value-type="float" office:value="157" calcext:value-type="float">
            <text:p>157</text:p>
          </table:table-cell>
          <table:table-cell office:value-type="string" calcext:value-type="string">
            <text:p>Car il peut tout ce qu’il veut celui qui croit ne pouvoir que ce qu’il doit.</text:p>
          </table:table-cell>
        </table:table-row>
        <table:table-row table:style-name="ro10">
          <table:table-cell table:formula="of:=[.A158]+1" office:value-type="float" office:value="158" calcext:value-type="float">
            <text:p>158</text:p>
          </table:table-cell>
          <table:table-cell office:value-type="string" calcext:value-type="string">
            <text:p>Plus forte que toute destinée, l’âme fait seule prendre à ce qui la touche une face riante ou rembrunie et devient l’artisan de ses joies et de ses misères.</text:p>
          </table:table-cell>
        </table:table-row>
        <table:table-row table:style-name="ro24">
          <table:table-cell table:formula="of:=[.A159]+1" office:value-type="float" office:value="159" calcext:value-type="float">
            <text:p>159</text:p>
          </table:table-cell>
          <table:table-cell table:style-name="ce2" office:value-type="string" calcext:value-type="string">
            <text:p>Ressaisissons-nous et nous saurons supporter la douleur sous quelque forme qu’elle envahisse notre corps et nous dirons à la fortune « <text:span text:style-name="T1">tu as affaire à un homme de cœur ; cherche ailleurs qui tu pourras vaincre </text:span>».</text:p>
          </table:table-cell>
        </table:table-row>
        <table:table-row table:style-name="ro21">
          <table:table-cell table:formula="of:=[.A160]+1" office:value-type="float" office:value="160" calcext:value-type="float">
            <text:p>160</text:p>
          </table:table-cell>
          <table:table-cell office:value-type="string" calcext:value-type="string">
            <text:p>Tu es venu, sache le bien, où éclate la foudre, tu es venu sur les bords.</text:p>
          </table:table-cell>
        </table:table-row>
        <table:table-row table:style-name="ro47">
          <table:table-cell table:formula="of:=[.A161]+1" office:value-type="float" office:value="161" calcext:value-type="float">
            <text:p>161</text:p>
          </table:table-cell>
          <table:table-cell office:value-type="string" calcext:value-type="string">
            <text:p>Écris pour l’âme et non pour l’oreille. Songe moins à écrire qu’à sentir ce que tu écris, et à le sentir de manière à mieux te l’approprier, à le marquer comme de ton sceau.</text:p>
          </table:table-cell>
        </table:table-row>
        <table:table-row table:style-name="ro21">
          <table:table-cell table:formula="of:=[.A162]+1" office:value-type="float" office:value="162" calcext:value-type="float">
            <text:p>162</text:p>
          </table:table-cell>
          <table:table-cell office:value-type="string" calcext:value-type="string">
            <text:p>L’erreur prend sur nous les droits de la sagesse quand elle devient l’erreur publique.</text:p>
          </table:table-cell>
        </table:table-row>
        <table:table-row table:style-name="ro57">
          <table:table-cell table:formula="of:=[.A163]+1" office:value-type="float" office:value="163" calcext:value-type="float">
            <text:p>163</text:p>
          </table:table-cell>
          <table:table-cell office:value-type="string" calcext:value-type="string">
            <text:p>La philosophie forme l’âme, elle la façonne, règle la vie, guide les actions, montre ce qu’il faut pratiquer ou fuir, siège au gouvernail et dirige à travers les écueils notre course agitée. Sans elle, point de sécurité : combien d’incidents à tout heure exigent des conseils qu’on ne peut demander qu’à elle ?</text:p>
          </table:table-cell>
        </table:table-row>
        <table:table-row table:style-name="ro17">
          <table:table-cell table:formula="of:=[.A164]+1" office:value-type="float" office:value="164" calcext:value-type="float">
            <text:p>164</text:p>
          </table:table-cell>
          <table:table-cell office:value-type="string" calcext:value-type="string">
            <text:p>Sous l’impuissance de bien des hommes, un génie pervers est caché : il osera quand il aura foi en ses forces, tout ce qu’ont osé les mauvais instincts qu’un sort prospère à fait éclore. Les moyens seuls de développer toute leur noirceur manquent à ces âmes.</text:p>
          </table:table-cell>
        </table:table-row>
        <table:table-row table:style-name="ro58">
          <table:table-cell table:formula="of:=[.A165]+1" office:value-type="float" office:value="165" calcext:value-type="float">
            <text:p>165</text:p>
          </table:table-cell>
          <table:table-cell office:value-type="string" calcext:value-type="string">
            <text:p>Dés qu’un homme souffre les tourments avec courage, il fait usage de toutes les vertus. Une seule peut-être est en évidence et frappe le plus les yeux : la patience ; mais là est aussi la prudence sans laquelle, il n’est point de conseil et qui détermine à supporter l’inévitable avec le plus de fermeté possible ; là est la constance, que rien ne peut chasser de son poste, qu’aucune violence n’écarte et ne fait se départir de ses résolutions : là se trouve réuni l’indivisible cortège des vertus.</text:p>
          </table:table-cell>
        </table:table-row>
        <table:table-row table:style-name="ro3">
          <table:table-cell table:formula="of:=[.A166]+1" office:value-type="float" office:value="166" calcext:value-type="float">
            <text:p>166</text:p>
          </table:table-cell>
          <table:table-cell office:value-type="string" calcext:value-type="string">
            <text:p>Le sage n’est jamais plus grand que quand le sort lui fait obstacle : il remplit alors la vraie mission de la sagesse qui est le bien, avons-nous dit, et des autres hommes et du sage.</text:p>
          </table:table-cell>
        </table:table-row>
        <table:table-row table:style-name="ro21">
          <table:table-cell table:formula="of:=[.A167]+1" office:value-type="float" office:value="167" calcext:value-type="float">
            <text:p>167</text:p>
          </table:table-cell>
          <table:table-cell office:value-type="string" calcext:value-type="string">
            <text:p>Il est aussi impossible d’être en même temps irascible et sage, que malade et sain.</text:p>
          </table:table-cell>
        </table:table-row>
        <table:table-row table:style-name="ro32">
          <table:table-cell table:formula="of:=[.A168]+1" office:value-type="float" office:value="168" calcext:value-type="float">
            <text:p>168</text:p>
          </table:table-cell>
          <table:table-cell office:value-type="string" calcext:value-type="string">
            <text:p>Cet homme se déchaîne contre toi ; toi provoque le par des bienfaits. L’inimitié tombe aussitôt que l’un des deux quitte la place : sans réciprocité, point de lutte. Lors même qu’elle s’engage, le plus généreux est le premier qui fait retraite : c’est être vaincu que de vaincre.</text:p>
          </table:table-cell>
        </table:table-row>
        <table:table-row table:style-name="ro21">
          <table:table-cell table:formula="of:=[.A169]+1" office:value-type="float" office:value="169" calcext:value-type="float">
            <text:p>169</text:p>
          </table:table-cell>
          <table:table-cell office:value-type="string" calcext:value-type="string">
            <text:p>Point de plus grand fléau que la guerre, c’est l’explosion de la colère des grands.</text:p>
          </table:table-cell>
        </table:table-row>
        <table:table-row table:style-name="ro9">
          <table:table-cell table:formula="of:=[.A170]+1" office:value-type="float" office:value="170" calcext:value-type="float">
            <text:p>170</text:p>
          </table:table-cell>
          <table:table-cell office:value-type="string" calcext:value-type="string">
            <text:p>Il n’est pas bon de tout voir, de tout entendre : que beaucoup d’injures passent inaperçues pour nous : presque toujours, ne les a pas reçues qui les ignore. Tu ne veux pas être en colère ? Ne sois pas curieux.</text:p>
          </table:table-cell>
        </table:table-row>
        <table:table-row table:style-name="ro34">
          <table:table-cell table:formula="of:=[.A171]+1" office:value-type="float" office:value="171" calcext:value-type="float">
            <text:p>171</text:p>
          </table:table-cell>
          <table:table-cell office:value-type="string" calcext:value-type="string">
            <text:p>Un symptôme de colère chez Socrate était de baisser la voix, de parler moins ; on reconnaissait là qu’il luttait contre lui-même. Ainsi était-il deviné par ses amis qui le reprenaient ; et ce reproche pour une émotion imperceptible ne lui était pas déplaisant.</text:p>
          </table:table-cell>
        </table:table-row>
        <table:table-row table:style-name="ro59">
          <table:table-cell table:formula="of:=[.A172]+1" office:value-type="float" office:value="172" calcext:value-type="float">
            <text:p>172</text:p>
          </table:table-cell>
          <table:table-cell table:style-name="ce2" office:value-type="string" calcext:value-type="string">
            <text:p>La journée terminée, retiré dans sa chambre pour le repos de la nuit, il interrogeait son âme : «  <text:span text:style-name="T1">de quel défaut t’es tu guéri aujourd’hui ? Quel vice as-tu combattu ? En quoi es-tu devenu meilleur ?</text:span> » La colère cessera ou se modérera si elle sait que chaque jour, elle doit paraître devant son juge. Quoi de plus beau que cette habitude de faire l’enquête de toute sa journée ! Et quel sommeil que celui qui succède à un tel examen de conscience !</text:p>
          </table:table-cell>
        </table:table-row>
        <table:table-row table:style-name="ro60">
          <table:table-cell table:formula="of:=[.A173]+1" office:value-type="float" office:value="173" calcext:value-type="float">
            <text:p>173</text:p>
          </table:table-cell>
          <table:table-cell table:style-name="ce2" office:value-type="string" calcext:value-type="string">
            <text:p>Il est honteux d’être emporté au lieu de se conduire et tout à coup, au milieu des tourbillons, de se demander avec stupeur « <text:span text:style-name="T1">comment suis-je venu ici ?</text:span> »</text:p>
          </table:table-cell>
        </table:table-row>
        <table:table-row table:style-name="ro22">
          <table:table-cell table:formula="of:=[.A174]+1" office:value-type="float" office:value="174" calcext:value-type="float">
            <text:p>174</text:p>
          </table:table-cell>
          <table:table-cell office:value-type="string" calcext:value-type="string">
            <text:p>Qui ne sait pas vers quel port il doit tendre n’a pas de vent qui lui soit favorable.</text:p>
          </table:table-cell>
        </table:table-row>
        <table:table-row table:style-name="ro25">
          <table:table-cell table:formula="of:=[.A175]+1" office:value-type="float" office:value="175" calcext:value-type="float">
            <text:p>175</text:p>
          </table:table-cell>
          <table:table-cell office:value-type="string" calcext:value-type="string">
            <text:p>Ouverte à tous, la vérité n’a point jusqu’ici d’occupant : elle garde pour nos neveux une grande part de son domaine. </text:p>
          </table:table-cell>
        </table:table-row>
        <table:table-row table:style-name="ro12">
          <table:table-cell table:formula="of:=[.A176]+1" office:value-type="float" office:value="176" calcext:value-type="float">
            <text:p>176</text:p>
          </table:table-cell>
          <table:table-cell office:value-type="string" calcext:value-type="string">
            <text:p>Aisément on se procure ce que la nature réclame, c’est pour le superflu que l’on sue.</text:p>
          </table:table-cell>
        </table:table-row>
        <table:table-row table:style-name="ro12">
          <table:table-cell table:formula="of:=[.A177]+1" office:value-type="float" office:value="177" calcext:value-type="float">
            <text:p>177</text:p>
          </table:table-cell>
          <table:table-cell office:value-type="string" calcext:value-type="string">
            <text:p>Si tu veux selon la nature, tu ne seras jamais pauvre, si selon l’opinion, jamais riche.</text:p>
          </table:table-cell>
        </table:table-row>
        <table:table-row table:style-name="ro4">
          <table:table-cell table:formula="of:=[.A178]+1" office:value-type="float" office:value="178" calcext:value-type="float">
            <text:p>178</text:p>
          </table:table-cell>
          <table:table-cell office:value-type="string" calcext:value-type="string">
            <text:p>Ce que tu veux gagner c’est de n’avoir point la pauvreté à craindre : et s’il te fallait la désirer ?</text:p>
          </table:table-cell>
        </table:table-row>
        <table:table-row table:style-name="ro4">
          <table:table-cell table:formula="of:=[.A179]+1" office:value-type="float" office:value="179" calcext:value-type="float">
            <text:p>179</text:p>
          </table:table-cell>
          <table:table-cell office:value-type="string" calcext:value-type="string">
            <text:p>Si peu que tu possèdes, fais-toi dés maintenant <text:s/>philosophe, car d’où sais-tu si tu n’as pas déjà trop ?</text:p>
          </table:table-cell>
        </table:table-row>
        <table:table-row table:style-name="ro3">
          <table:table-cell table:formula="of:=[.A180]+1" office:value-type="float" office:value="180" calcext:value-type="float">
            <text:p>180</text:p>
          </table:table-cell>
          <table:table-cell office:value-type="string" calcext:value-type="string">
            <text:p>Voilà l’homme que je prévois en toi, si tu persévères et redoubles d’effort, si tu parviens à ce que tes actions comme tes paroles s’accordent et se répondent frappées au même coin. </text:p>
          </table:table-cell>
        </table:table-row>
        <table:table-row table:style-name="ro22">
          <table:table-cell table:formula="of:=[.A181]+1" office:value-type="float" office:value="181" calcext:value-type="float">
            <text:p>181</text:p>
          </table:table-cell>
          <table:table-cell office:value-type="string" calcext:value-type="string">
            <text:p>Tu devras à la philosophie d’aimer mieux plaire à toi-même qu’à la foule.</text:p>
          </table:table-cell>
        </table:table-row>
        <table:table-row table:style-name="ro8">
          <table:table-cell table:formula="of:=[.A182]+1" office:value-type="float" office:value="182" calcext:value-type="float">
            <text:p>182</text:p>
          </table:table-cell>
          <table:table-cell office:value-type="string" calcext:value-type="string">
            <text:p>Que d’acquisition, que de présents je puis te citer qui nous ont arraché notre indépendance. Nous nous appartiendrions s’ils ne nous appartenaient pas.</text:p>
          </table:table-cell>
        </table:table-row>
        <table:table-row table:style-name="ro40">
          <table:table-cell table:formula="of:=[.A183]+1" office:value-type="float" office:value="183" calcext:value-type="float">
            <text:p>183</text:p>
          </table:table-cell>
          <table:table-cell office:value-type="string" calcext:value-type="string">
            <text:p>Le sage est sous les armes et en garde contre toute brusque attaque : la pauvreté, le deuil, l’ignominie, la douleur fondraient sur lui sans le faire reculer d’un pas. Il marchera intrépidement à la rencontre comme au travers de ses fléaux.</text:p>
          </table:table-cell>
        </table:table-row>
        <table:table-row table:style-name="ro15">
          <table:table-cell table:formula="of:=[.A184]+1" office:value-type="float" office:value="184" calcext:value-type="float">
            <text:p>184</text:p>
          </table:table-cell>
          <table:table-cell office:value-type="string" calcext:value-type="string">
            <text:p>Je vais t’apprendre à reconnaître si tu es digne du nom de sage : dans le cœur du sage règne une joie, une sérénité, un calme inébranlable, il vit de paire avec les Dieux. Examine toi maintenant.</text:p>
          </table:table-cell>
        </table:table-row>
        <table:table-row table:style-name="ro21">
          <table:table-cell table:formula="of:=[.A185]+1" office:value-type="float" office:value="185" calcext:value-type="float">
            <text:p>185</text:p>
          </table:table-cell>
          <table:table-cell office:value-type="string" calcext:value-type="string">
            <text:p>Le grand motif pour ne pas nous plaindre de la vie est qu’elle ne retient personne.</text:p>
          </table:table-cell>
        </table:table-row>
        <table:table-row table:style-name="ro17">
          <table:table-cell table:formula="of:=[.A186]+1" office:value-type="float" office:value="186" calcext:value-type="float">
            <text:p>186</text:p>
          </table:table-cell>
          <table:table-cell office:value-type="string" calcext:value-type="string">
            <text:p>Voici les signes où l’on reconnaît l’âme saine : contentement d’elle-même, confiance en ses forces, conviction complète que tous les vœux des mortels, toutes les grâces qui se donnent et se demandent sont de nulles importances pour la vie heureuse.</text:p>
          </table:table-cell>
        </table:table-row>
        <table:table-row table:style-name="ro22">
          <table:table-cell table:formula="of:=[.A187]+1" office:value-type="float" office:value="187" calcext:value-type="float">
            <text:p>187</text:p>
          </table:table-cell>
          <table:table-cell office:value-type="string" calcext:value-type="string">
            <text:p>Tout ce qui peut te rendre bon est en toi. Que te faut-il pour l’être ? Le vouloir.</text:p>
          </table:table-cell>
        </table:table-row>
        <table:table-row table:style-name="ro4">
          <table:table-cell table:formula="of:=[.A188]+1" office:value-type="float" office:value="188" calcext:value-type="float">
            <text:p>188</text:p>
          </table:table-cell>
          <table:table-cell office:value-type="string" calcext:value-type="string">
            <text:p>N’achète pas l’utile mais l’indispensable. Ce qui n’est pas utile, ne coûtât-il qu’un as, est trop cher.</text:p>
          </table:table-cell>
        </table:table-row>
        <table:table-row table:style-name="ro8">
          <table:table-cell table:formula="of:=[.A189]+1" office:value-type="float" office:value="189" calcext:value-type="float">
            <text:p>189</text:p>
          </table:table-cell>
          <table:table-cell office:value-type="string" calcext:value-type="string">
            <text:p>Ne pas lancer notre existence en avant mais la ramener sur elle-même. Si l’avenir tient en suspens tout mon être, c’est que je ne fais rien du présent. </text:p>
          </table:table-cell>
        </table:table-row>
        <table:table-row table:style-name="ro4">
          <table:table-cell table:formula="of:=[.A190]+1" office:value-type="float" office:value="190" calcext:value-type="float">
            <text:p>190</text:p>
          </table:table-cell>
          <table:table-cell office:value-type="string" calcext:value-type="string">
            <text:p>L’essentiel est une bonne et non une longue vie et parfois bien vivre consiste à ne pas vivre longtemps.</text:p>
          </table:table-cell>
        </table:table-row>
        <table:table-row table:style-name="ro51">
          <table:table-cell table:formula="of:=[.A191]+1" office:value-type="float" office:value="191" calcext:value-type="float">
            <text:p>191</text:p>
          </table:table-cell>
          <table:table-cell office:value-type="string" calcext:value-type="string">
            <text:p>Je mesurerai un homme non à son emploi mais à sa moralité. Chacun se fait sa moralité ; le sort assigne les emplois.</text:p>
          </table:table-cell>
        </table:table-row>
        <table:table-row table:style-name="ro21">
          <table:table-cell table:formula="of:=[.A192]+1" office:value-type="float" office:value="192" calcext:value-type="float">
            <text:p>192</text:p>
          </table:table-cell>
          <table:table-cell office:value-type="string" calcext:value-type="string">
            <text:p>Quoi de plus honteux que la philosophie courant après les acclamations ?</text:p>
          </table:table-cell>
        </table:table-row>
        <table:table-row table:style-name="ro29">
          <table:table-cell table:formula="of:=[.A193]+1" office:value-type="float" office:value="193" calcext:value-type="float">
            <text:p>193</text:p>
          </table:table-cell>
          <table:table-cell office:value-type="string" calcext:value-type="string">
            <text:p>Ne point succomber aux rigueurs du sort, ne pas nous fier à ses faveurs, ne jamais perdre de vue jusqu’où vont ses caprices et nous figurer que tout ce qu’il pourra faire, il le fera. Tout épreuve longtemps attendue est plus légère quand elle arrive.</text:p>
          </table:table-cell>
        </table:table-row>
        <table:table-row table:style-name="ro2">
          <table:table-cell table:formula="of:=[.A194]+1" office:value-type="float" office:value="194" calcext:value-type="float">
            <text:p>194</text:p>
          </table:table-cell>
          <table:table-cell office:value-type="string" calcext:value-type="string">
            <text:p>La tempérance sait que la meilleur règle du désir est de ne s’y livrer qu’autant qu’on le doit, non autant qu’on le peut.</text:p>
          </table:table-cell>
        </table:table-row>
        <table:table-row table:style-name="ro3">
          <table:table-cell table:formula="of:=[.A195]+1" office:value-type="float" office:value="195" calcext:value-type="float">
            <text:p>195</text:p>
          </table:table-cell>
          <table:table-cell office:value-type="string" calcext:value-type="string">
            <text:p>La colère se punit quand elle se venge, elle abjure la nature humaine. Celle-ci nous convie à l’amour, celle-là à la haine ; l’une ordonne de faire le bien, l’autre de faire le mal.</text:p>
          </table:table-cell>
        </table:table-row>
        <table:table-row table:style-name="ro8">
          <table:table-cell table:formula="of:=[.A196]+1" office:value-type="float" office:value="196" calcext:value-type="float">
            <text:p>196</text:p>
          </table:table-cell>
          <table:table-cell office:value-type="string" calcext:value-type="string">
            <text:p>Bornons à notre voisinage l’horizon de nos espérances ; point de ces tentatives dont le succès serait pour nous-mêmes un sujet d’étonnement. </text:p>
          </table:table-cell>
        </table:table-row>
        <table:table-row table:style-name="ro61">
          <table:table-cell table:formula="of:=[.A197]+1" office:value-type="float" office:value="197" calcext:value-type="float">
            <text:p>197</text:p>
          </table:table-cell>
          <table:table-cell office:value-type="string" calcext:value-type="string">
            <text:p>Mettons nos soins à prévenir l’injure que nous ne saurions supporter. Ne lions commerce qu’avec les gens les plus pacifiques, les plus doux, nullement moroses ou opiniâtres. On prend les mœurs de ceux avec qui l’on vit et comme certaines affections du corps se gagnent par le contact, l’âme communique ses vices à qui l’approche. Souvent l’ivrogne entraîne ses commensaux à aimer le vin ; la compagnie des libertins amollit l’homme fort et s’il est possible, le héros ; l’avarice infecte de son venin ceux qui l’avoisinent. Dans la sphère opposée, l’action des vertus est la même ; elles répandent leur douceur sur tout ce qui les environne; Et jamais un climat propice, un air plus salubre n’ont fait aux valétudinaires le bien qu’éprouve une âme peu ferme mais dans la bonne voie, à fréquenter un monde meilleur qu’elle. </text:p>
          </table:table-cell>
        </table:table-row>
        <table:table-row table:style-name="ro21">
          <table:table-cell table:formula="of:=[.A198]+1" office:value-type="float" office:value="198" calcext:value-type="float">
            <text:p>198</text:p>
          </table:table-cell>
          <table:table-cell office:value-type="string" calcext:value-type="string">
            <text:p>J’ai moins que je n’attendais. Mais peut-être attendais-je plus que je ne le devais ?</text:p>
          </table:table-cell>
        </table:table-row>
        <table:table-row table:style-name="ro62">
          <table:table-cell table:formula="of:=[.A199]+1" office:value-type="float" office:value="199" calcext:value-type="float">
            <text:p>199</text:p>
          </table:table-cell>
          <table:table-cell table:style-name="ce2" office:value-type="string" calcext:value-type="string">
            <text:p>« <text:span text:style-name="T1">L’insignifiant remède que le tien ! Vas-tu dire ; il apaise le mal quand le mal cesse de lui-même !</text:span> ». D’abord, il le fait cesser plus vite ; ensuite il prévient les rechutes.</text:p>
          </table:table-cell>
        </table:table-row>
        <table:table-row table:style-name="ro18">
          <table:table-cell table:formula="of:=[.A200]+1" office:value-type="float" office:value="200" calcext:value-type="float">
            <text:p>200</text:p>
          </table:table-cell>
          <table:table-cell office:value-type="string" calcext:value-type="string">
            <text:p>Que n’es tu plutôt avare de ces jours bornés ? Fais plutôt qu’ils soient doux et à toi-même et aux autres ; vivant, mérite leur amour, et leur regret quand tu ne seras plus. Cet homme t’assaille de ses invectives : tout vil et méprisé qu’il est, il choque, il importune quiconque lui est supérieur ? Et tu prétends l’effrayer de ta puissance ?</text:p>
          </table:table-cell>
        </table:table-row>
        <table:table-row table:style-name="ro4">
          <table:table-cell table:formula="of:=[.A201]+1" office:value-type="float" office:value="201" calcext:value-type="float">
            <text:p>201</text:p>
          </table:table-cell>
          <table:table-cell office:value-type="string" calcext:value-type="string">
            <text:p>Aucun outil ne peut couper, ni tailler, ni user le diamant, qui les émousse tous par sa vertu propre.</text:p>
          </table:table-cell>
        </table:table-row>
        <table:table-row table:style-name="ro47">
          <table:table-cell table:formula="of:=[.A202]+1" office:value-type="float" office:value="202" calcext:value-type="float">
            <text:p>202</text:p>
          </table:table-cell>
          <table:table-cell office:value-type="string" calcext:value-type="string">
            <text:p>Compte le sage au nombre des athlètes qui, par un exercice long et consciencieux, ont acquis la force d’endurer les coups et de lasser tous les assauts.</text:p>
          </table:table-cell>
        </table:table-row>
        <table:table-row table:style-name="ro23">
          <table:table-cell table:formula="of:=[.A203]+1" office:value-type="float" office:value="203" calcext:value-type="float">
            <text:p>203</text:p>
          </table:table-cell>
          <table:table-cell office:value-type="string" calcext:value-type="string">
            <text:p>Il n’y a qu’un petit esprit qui s’applaudisse d’avoir dit son fait à un portier, de lui avoir brisé sa baguette. Quand on descend, dans la lutte, au niveau de l’adversaire, l’eût-on vaincu, on s’est fait son égal.</text:p>
          </table:table-cell>
        </table:table-row>
        <table:table-row table:style-name="ro23">
          <table:table-cell table:formula="of:=[.A204]+1" office:value-type="float" office:value="204" calcext:value-type="float">
            <text:p>204</text:p>
          </table:table-cell>
          <table:table-cell office:value-type="string" calcext:value-type="string">
            <text:p>Quelque force qui vous menace, vous presse, vous assiège, céder est toujours une honte ; défendez le poste que vous assigna la nature. Et quel est-il ? celui d’homme de cœur.</text:p>
          </table:table-cell>
        </table:table-row>
        <table:table-row table:style-name="ro2">
          <table:table-cell table:formula="of:=[.A205]+1" office:value-type="float" office:value="205" calcext:value-type="float">
            <text:p>205</text:p>
          </table:table-cell>
          <table:table-cell office:value-type="string" calcext:value-type="string">
            <text:p>Qu’il existe une âme invincible, une âme contre laquelle la fortune ne puisse rien, voilà qui importe à la république du genre Humain.</text:p>
          </table:table-cell>
        </table:table-row>
        <table:table-row table:style-name="ro23">
          <table:table-cell table:formula="of:=[.A206]+1" office:value-type="float" office:value="206" calcext:value-type="float">
            <text:p>206</text:p>
          </table:table-cell>
          <table:table-cell office:value-type="string" calcext:value-type="string">
            <text:p>Offrons nous aux coups de la fortune, pour nous endurcir par elle et contre elle : elle finira par nous rendre de force égale à la sienne. Le mépris du danger nous viendra de l’accoutumance.</text:p>
          </table:table-cell>
        </table:table-row>
        <table:table-row table:style-name="ro49">
          <table:table-cell table:formula="of:=[.A207]+1" office:value-type="float" office:value="207" calcext:value-type="float">
            <text:p>207</text:p>
          </table:table-cell>
          <table:table-cell office:value-type="string" calcext:value-type="string">
            <text:p>Il n’est d’arbre solide et vigoureux que celui qui souffrit longtemps le choc de l’Aquilon. Les assauts même qu’il essuie rendent sa fibre plus compacte, sa racine plus sûre et plus ferme. Il est fragile s’il a crû dans un vallon aimé du soleil.</text:p>
          </table:table-cell>
        </table:table-row>
        <table:table-row table:style-name="ro19">
          <table:table-cell table:formula="of:=[.A208]+1" office:value-type="float" office:value="208" calcext:value-type="float">
            <text:p>208</text:p>
          </table:table-cell>
          <table:table-cell office:value-type="string" calcext:value-type="string">
            <text:p>C’est aux âmes basses et peureuses à suivre les routes les plus sûres : le courage tente les accès difficiles.</text:p>
          </table:table-cell>
        </table:table-row>
        <table:table-row table:style-name="ro63">
          <table:table-cell table:formula="of:=[.A209]+1" office:value-type="float" office:value="209" calcext:value-type="float">
            <text:p>209</text:p>
          </table:table-cell>
          <table:table-cell office:value-type="string" calcext:value-type="string">
            <text:p>Songe que les prisonniers ont d’abord peine à supporter le poids de leurs fers et de leurs entraves. Peu à peu le désespoir fait place à des dispositions plus résignées ; la nécessite leur enseigne à tout subir avec courage, l’accoutumance le leur rend facile. Point de situation dans la vie qui n’ait ses douceurs, ses heures de relâches, ses plaisirs pourvu qu’au lieu de se croire à plaindre, on travaille à se faire envier.</text:p>
          </table:table-cell>
        </table:table-row>
        <table:table-row table:style-name="ro8">
          <table:table-cell table:formula="of:=[.A210]+1" office:value-type="float" office:value="210" calcext:value-type="float">
            <text:p>210</text:p>
          </table:table-cell>
          <table:table-cell office:value-type="string" calcext:value-type="string">
            <text:p>Certains hommes sentent sur leur tête le pouvoir d’autrui, d’autres le leur propre ; tel à l’exil pour prison, tel autre le sanctuaire. Tout état est un esclavage.</text:p>
          </table:table-cell>
        </table:table-row>
        <table:table-row table:style-name="ro9">
          <table:table-cell table:formula="of:=[.A211]+1" office:value-type="float" office:value="211" calcext:value-type="float">
            <text:p>211</text:p>
          </table:table-cell>
          <table:table-cell office:value-type="string" calcext:value-type="string">
            <text:p>Il faut tenir peu compte de quoi que ce soit et porter légèrement la vie ; le rire est ici plus humain que les larmes et c’est mériter mieux de ses semblables que de trouver en eux du plaisant que du triste.</text:p>
          </table:table-cell>
        </table:table-row>
        <table:table-row table:style-name="ro23">
          <table:table-cell table:formula="of:=[.A212]+1" office:value-type="float" office:value="212" calcext:value-type="float">
            <text:p>212</text:p>
          </table:table-cell>
          <table:table-cell office:value-type="string" calcext:value-type="string">
            <text:p>Le dédain que nous attirait la franchise vaut mieux que le supplice d’une continuelle dissimulation. Prenons toutefois un juste milieu : la distance est grande entre la franchise et le trop d’abandon.</text:p>
          </table:table-cell>
        </table:table-row>
        <table:table-row table:style-name="ro64">
          <table:table-cell table:formula="of:=[.A213]+1" office:value-type="float" office:value="213" calcext:value-type="float">
            <text:p>213</text:p>
          </table:table-cell>
          <table:table-cell office:value-type="string" calcext:value-type="string">
            <text:p>Il faut aussi se retirer souvent en soi-même ; la fréquentation d’hommes qui ne nous ressemblent pas trouble l’âme la mieux réglée, réveille les passions et irrite ce qu’il peut y avoir en nous de parties faibles et mal guéries. Entremêlons toutefois les deux choses et cherchons tour à tour la solitude et le monde. L’une fait désirer de revoir les hommes, l’autre d’habiter en soi ; elles se servent mutuellement de correctif ; la solitude guérit du dégoût de la foule, la société dissipe l’ennui de l’isolement.</text:p>
          </table:table-cell>
        </table:table-row>
        <table:table-row table:style-name="ro32">
          <table:table-cell table:formula="of:=[.A214]+1" office:value-type="float" office:value="214" calcext:value-type="float">
            <text:p>214</text:p>
          </table:table-cell>
          <table:table-cell office:value-type="string" calcext:value-type="string">
            <text:p>Il faut donner du relâche à la pensée : elle se relève, après le repos, plus ferme et énergique. Ainsi le sommeil est indispensable à la réparation des forces ; cependant le prolonger et le jour et la nuit serait une vraie mort. Grande est la différence entre relâcher et dissoudre.</text:p>
          </table:table-cell>
        </table:table-row>
        <table:table-row table:style-name="ro34">
          <table:table-cell table:formula="of:=[.A215]+1" office:value-type="float" office:value="215" calcext:value-type="float">
            <text:p>215</text:p>
          </table:table-cell>
          <table:table-cell office:value-type="string" calcext:value-type="string">
            <text:p>N’imite pas ces hommes moins curieux de faire des progrès que du bruit. Que rien dans ton extérieur ou ton genre de vie n’appelle sur toi les yeux. Je veux au dedans dissemblance complète : au dehors soyons comme tout le monde.</text:p>
          </table:table-cell>
        </table:table-row>
        <table:table-row table:style-name="ro10">
          <table:table-cell table:formula="of:=[.A216]+1" office:value-type="float" office:value="216" calcext:value-type="float">
            <text:p>216</text:p>
          </table:table-cell>
          <table:table-cell office:value-type="string" calcext:value-type="string">
            <text:p>La philosophie n’est point l’art d’éblouir le peuple, une science de parade : ce n’est pas dans les mots, c’est dans les choses qu’elle consiste. </text:p>
          </table:table-cell>
        </table:table-row>
        <table:table-row table:style-name="ro65">
          <table:table-cell table:formula="of:=[.A217]+1" office:value-type="float" office:value="217" calcext:value-type="float">
            <text:p>217</text:p>
          </table:table-cell>
          <table:table-cell table:style-name="ce2" office:value-type="string" calcext:value-type="string">
            <text:p>Mais dira-t-on : « <text:span text:style-name="T1">que ne sert la philosophie si il existe une fatalité ? Si un dieu régit tout ? Si le hasard commande ? ». </text:span><text:span text:style-name="T4">De ces opinions, quelle que soit la vraie, qu’elles le soient même toutes, soyons philosophe.. La philosophie sera notre égide : elle déterminera en nous une obéissance volontaire à Dieu, une opiniâtre résistance à la fortune. Elle t’enseignera à suivre l’un, à souffrir l’autre.</text:span></text:p>
          </table:table-cell>
        </table:table-row>
        <table:table-row table:style-name="ro10">
          <table:table-cell table:formula="of:=[.A218]+1" office:value-type="float" office:value="218" calcext:value-type="float">
            <text:p>218</text:p>
          </table:table-cell>
          <table:table-cell office:value-type="string" calcext:value-type="string">
            <text:p>Qu’au temps de la sécurité, l’âme se prépare aux crises difficiles, qu’elle s’aguerrisse contre les injures du sort au milieu même de ses faveurs.</text:p>
          </table:table-cell>
        </table:table-row>
        <table:table-row table:style-name="ro8">
          <table:table-cell table:formula="of:=[.A219]+1" office:value-type="float" office:value="219" calcext:value-type="float">
            <text:p>219</text:p>
          </table:table-cell>
          <table:table-cell office:value-type="string" calcext:value-type="string">
            <text:p>Vivre content de toi-même et des biens que tu puiseras en toi. Est-il un bonheur plus à ta portée ? Descends à l’humble rang d’où la chute n’est plus possible. </text:p>
          </table:table-cell>
        </table:table-row>
        <table:table-row table:style-name="ro29">
          <table:table-cell table:formula="of:=[.A220]+1" office:value-type="float" office:value="220" calcext:value-type="float">
            <text:p>220</text:p>
          </table:table-cell>
          <table:table-cell office:value-type="string" calcext:value-type="string">
            <text:p>Mais l’à-propos, la façon d’agir ne se prescrivent jamais à distance : c’est en face des choses même qu’il faut délibérer. Il faut plus qu’être-là, il faut être alerte. Sois-y donc des plus attentifs pour pouvoir y appliquer toutes tes forces.</text:p>
          </table:table-cell>
        </table:table-row>
        <table:table-row table:style-name="ro15">
          <table:table-cell table:formula="of:=[.A221]+1" office:value-type="float" office:value="221" calcext:value-type="float">
            <text:p>221</text:p>
          </table:table-cell>
          <table:table-cell office:value-type="string" calcext:value-type="string">
            <text:p>On aime les fruits de la misère en maudissant les misères mêmes. On se plaint de l’ambition comme on le ferait d’une maîtresse ; et à scruter nos vrais sentiments, ce n’est point haine, c’est bouderie.</text:p>
          </table:table-cell>
        </table:table-row>
        <table:table-row table:style-name="ro51">
          <table:table-cell table:formula="of:=[.A222]+1" office:value-type="float" office:value="222" calcext:value-type="float">
            <text:p>222</text:p>
          </table:table-cell>
          <table:table-cell office:value-type="string" calcext:value-type="string">
            <text:p>Ce n’est pas seulement aux hommes, c’est aux choses qu’il faut enlever tout masque et rendre leur vrai visage. </text:p>
          </table:table-cell>
        </table:table-row>
        <table:table-row table:style-name="ro29">
          <table:table-cell table:formula="of:=[.A223]+1" office:value-type="float" office:value="223" calcext:value-type="float">
            <text:p>223</text:p>
          </table:table-cell>
          <table:table-cell office:value-type="string" calcext:value-type="string">
            <text:p>Quand tu voudras avoir la mesure de tes progrès, examine si tes désirs d’aujourd’hui sont ceux d’hier. Le changement de volonté dénote une âme flottante qu’on signale dans telle direction puis dans telle autre, comme le vent l’y porte. </text:p>
          </table:table-cell>
        </table:table-row>
        <table:table-row table:style-name="ro32">
          <table:table-cell table:formula="of:=[.A224]+1" office:value-type="float" office:value="224" calcext:value-type="float">
            <text:p>224</text:p>
          </table:table-cell>
          <table:table-cell office:value-type="string" calcext:value-type="string">
            <text:p>Exhorte ton ami à mépriser courageusement ceux qui lui reprochent d’avoir chercher l’ombre et la retraite, et déserté ses hautes fonctions et quand il pouvait s’élever encore, d’avoir préféré le repos à tout. Il a bien pourvu à ses intérêts, il le leur prouvera tous les jours. </text:p>
          </table:table-cell>
        </table:table-row>
        <table:table-row table:style-name="ro9">
          <table:table-cell table:formula="of:=[.A225]+1" office:value-type="float" office:value="225" calcext:value-type="float">
            <text:p>225</text:p>
          </table:table-cell>
          <table:table-cell office:value-type="string" calcext:value-type="string">
            <text:p>Ainsi la branche surchargée de fruit se rompra ; ainsi l’exubérance n’arrive point à maturité. Il en est de même des esprits : une prospérité sans mesure les brise : ils n’en usent qu’au détriment d’autrui comme au leur. </text:p>
          </table:table-cell>
        </table:table-row>
        <table:table-row table:style-name="ro23">
          <table:table-cell table:formula="of:=[.A226]+1" office:value-type="float" office:value="226" calcext:value-type="float">
            <text:p>226</text:p>
          </table:table-cell>
          <table:table-cell office:value-type="string" calcext:value-type="string">
            <text:p>Et comme une démarche modeste sied à l’homme sage, il te faut une langage concis, point aventureux. Ainsi, pour conclusion dernière, je te recommande d’être lent à parler. </text:p>
          </table:table-cell>
        </table:table-row>
        <table:table-row table:style-name="ro29">
          <table:table-cell table:formula="of:=[.A227]+1" office:value-type="float" office:value="227" calcext:value-type="float">
            <text:p>227</text:p>
          </table:table-cell>
          <table:table-cell office:value-type="string" calcext:value-type="string">
            <text:p>On manie impunément le serpent le plus dangereux tant qu’il est roide de froid. Combien de cruauté, d’ambition et de débauche auxquelles il ne manque, pour égaler en audace les plus monstrueuses, que d’être aidées de la fortune !</text:p>
          </table:table-cell>
        </table:table-row>
        <table:table-row table:style-name="ro2">
          <table:table-cell table:formula="of:=[.A228]+1" office:value-type="float" office:value="228" calcext:value-type="float">
            <text:p>228</text:p>
          </table:table-cell>
          <table:table-cell office:value-type="string" calcext:value-type="string">
            <text:p>Qui veut avancer à un but précis doit aller par un seul chemin et non vaguer de l’un à l’autre ce qui n’est pas avancer mais errer. </text:p>
          </table:table-cell>
        </table:table-row>
        <table:table-row table:style-name="ro9">
          <table:table-cell table:formula="of:=[.A229]+1" office:value-type="float" office:value="229" calcext:value-type="float">
            <text:p>229</text:p>
          </table:table-cell>
          <table:table-cell office:value-type="string" calcext:value-type="string">
            <text:p>Lis les [mes livres] comme venant d’un homme qui cherche le vrai sans l’avoir encore trouvé mais qui le cherche avec indépendance. Car je ne me suis mis sous la loi de personne, je ne porte le nom d’aucun maître. </text:p>
          </table:table-cell>
        </table:table-row>
        <table:table-row table:style-name="ro19">
          <table:table-cell table:formula="of:=[.A230]+1" office:value-type="float" office:value="230" calcext:value-type="float">
            <text:p>230</text:p>
          </table:table-cell>
          <table:table-cell office:value-type="string" calcext:value-type="string">
            <text:p>Voilà que la vie toute entière est pour moi un mensonge : démasque-là subtil philosophe, ramène-la au vrai. </text:p>
          </table:table-cell>
        </table:table-row>
        <table:table-row table:style-name="ro66">
          <table:table-cell table:formula="of:=[.A231]+1" office:value-type="float" office:value="231" calcext:value-type="float">
            <text:p>231</text:p>
          </table:table-cell>
          <table:table-cell table:style-name="ce3" office:value-type="string" calcext:value-type="string">
            <text:p><text:span text:style-name="T2">« </text:span><text:span text:style-name="T3">Mais un esclave </text:span><text:span text:style-name="T4">? ». Son âme peut-être est celle d’un homme libre. Un esclave ? Ce titre lui fera-t-il tort ? Montre-moi qui ne l’est pas. L’un est esclave de la débauche, l’autre de l’ambition, tous le sont de la peur.</text:span></text:p>
          </table:table-cell>
        </table:table-row>
        <table:table-row table:style-name="ro40">
          <table:table-cell table:formula="of:=[.A232]+1" office:value-type="float" office:value="232" calcext:value-type="float">
            <text:p>232</text:p>
          </table:table-cell>
          <table:table-cell office:value-type="string" calcext:value-type="string">
            <text:p>Et vous descendez aux éléments de grammaire ? Quel est ce langage ? S’élève-t-on par là jusqu’aux cieux ? Car c’est ce que me promet la philosophie, de me faire l’égal de Dieu, c’est à quoi elle m’invite, c’est pourquoi je suis venu.</text:p>
          </table:table-cell>
        </table:table-row>
        <table:table-row table:style-name="ro15">
          <table:table-cell table:formula="of:=[.A233]+1" office:value-type="float" office:value="233" calcext:value-type="float">
            <text:p>233</text:p>
          </table:table-cell>
          <table:table-cell office:value-type="string" calcext:value-type="string">
            <text:p>C’est en pleine sécurité et quand on voyage bien à l’aise qu’on va, ramassant de menus objets ; mais quand on a l’ennemi à dos, la nécessité fait jeter tout ce que les loisirs de la trêve avait permis de recueillir.</text:p>
          </table:table-cell>
        </table:table-row>
        <table:table-row table:style-name="ro26">
          <table:table-cell table:formula="of:=[.A234]+1" office:value-type="float" office:value="234" calcext:value-type="float">
            <text:p>234</text:p>
          </table:table-cell>
          <table:table-cell office:value-type="string" calcext:value-type="string">
            <text:p>Pourquoi nous faire illusion ? Notre mal ne vient pas du dehors ; il est en nous, il a nos entrailles même pour siège. Et si nous revenons difficilement à la santé c’est que nous ne nous savons pas malades.</text:p>
          </table:table-cell>
        </table:table-row>
        <table:table-row table:style-name="ro15">
          <table:table-cell table:formula="of:=[.A235]+1" office:value-type="float" office:value="235" calcext:value-type="float">
            <text:p>235</text:p>
          </table:table-cell>
          <table:table-cell office:value-type="string" calcext:value-type="string">
            <text:p><text:s/>Un seul quartier d’hiver amollit Hannibal et l’homme que n’avaient domptées ni les neiges, ni les alpes se laissa énerver aux délices de la Campanie. Vainqueur par les armes, il fût vaincu par les vices. </text:p>
          </table:table-cell>
        </table:table-row>
        <table:table-row table:style-name="ro67">
          <table:table-cell table:formula="of:=[.A236]+1" office:value-type="float" office:value="236" calcext:value-type="float">
            <text:p>236</text:p>
          </table:table-cell>
          <table:table-cell office:value-type="string" calcext:value-type="string">
            <text:p>La fortune est en guerre avec moi. Je ne suis pas homme à prendre ses ordres. Je ne reçois pas son joug. Qu’ai-je dit ? J’aurai le courage plus grand de le secouer. Ne nous laissons pas amollir. Si je cède au plaisir, il me faudra céder à la douleur, à la fatigue, à la pauvreté ; l’ambition et la colère réclameront sur moi le même empire : je me verrai entre toutes ses passions, tiraillé, déchiré : l’indépendance, voilà mon but. </text:p>
          </table:table-cell>
        </table:table-row>
        <table:table-row table:style-name="ro49">
          <table:table-cell table:formula="of:=[.A237]+1" office:value-type="float" office:value="237" calcext:value-type="float">
            <text:p>237</text:p>
          </table:table-cell>
          <table:table-cell office:value-type="string" calcext:value-type="string">
            <text:p>Qu’est ce que l’indépendance ? Dis-tu ? N’être esclave d’aucune chose, d’aucune nécessité, d’aucun incident, réduire la fortune à lutter de plein pied avec moi : du jour où je sentirai que je puis plus qu’elle, elle ne pourra plus rien. </text:p>
          </table:table-cell>
        </table:table-row>
        <table:table-row table:style-name="ro22">
          <table:table-cell table:formula="of:=[.A238]+1" office:value-type="float" office:value="238" calcext:value-type="float">
            <text:p>238</text:p>
          </table:table-cell>
          <table:table-cell office:value-type="string" calcext:value-type="string">
            <text:p>Qu’importe en effet le silence de toute une contrée si j’entends frémir mes passions ?</text:p>
          </table:table-cell>
        </table:table-row>
        <table:table-row table:style-name="ro25">
          <table:table-cell table:formula="of:=[.A239]+1" office:value-type="float" office:value="239" calcext:value-type="float">
            <text:p>239</text:p>
          </table:table-cell>
          <table:table-cell office:value-type="string" calcext:value-type="string">
            <text:p>Il n’entend rien et se plaint d’avoir entendu quelque chose. D’où penses-tu que cela provienne ? De son âme qui lui fait du bruit. </text:p>
          </table:table-cell>
        </table:table-row>
        <table:table-row table:style-name="ro32">
          <table:table-cell table:formula="of:=[.A240]+1" office:value-type="float" office:value="240" calcext:value-type="float">
            <text:p>240</text:p>
          </table:table-cell>
          <table:table-cell office:value-type="string" calcext:value-type="string">
            <text:p>Parfois la mollesse semble avoir pris congé de nous puis revient tenter notre âme déjà fière de sa frugalité, et du sain même de nos abstinences, redemande des plaisirs qu’on avait quitté mais non proscrit à jamais : retour d’autant plus vif qu’ils sont plus cachés. </text:p>
          </table:table-cell>
        </table:table-row>
        <table:table-row table:style-name="ro3">
          <table:table-cell table:formula="of:=[.A241]+1" office:value-type="float" office:value="241" calcext:value-type="float">
            <text:p>241</text:p>
          </table:table-cell>
          <table:table-cell office:value-type="string" calcext:value-type="string">
            <text:p>Mais quoi? N’est il pas un peu plus commode d’être à l’abri de tout vacarme ? J’en conviens ; aussi vais-je déloger d’ici : c’est une épreuve, un exercice que j’ai voulu faire.</text:p>
          </table:table-cell>
        </table:table-row>
        <table:table-row table:style-name="ro2">
          <table:table-cell table:formula="of:=[.A242]+1" office:value-type="float" office:value="242" calcext:value-type="float">
            <text:p>242</text:p>
          </table:table-cell>
          <table:table-cell office:value-type="string" calcext:value-type="string">
            <text:p>Tout objet qui flatte les sens, tout ce qui nous enflamme et nous irrite, est suivant Platon, en dehors des choses qui sont réellement. </text:p>
          </table:table-cell>
        </table:table-row>
        <table:table-row table:style-name="ro30">
          <table:table-cell table:formula="of:=[.A243]+1" office:value-type="float" office:value="243" calcext:value-type="float">
            <text:p>243</text:p>
          </table:table-cell>
          <table:table-cell office:value-type="string" calcext:value-type="string">
            <text:p>Or comment apprendre à lutter efficacement contre le vice, quand on y songe qu’autant que le vice nous laisse de relâche ? Nul de nous n’est allé au fond des choses .Nous n’avons fait qu’effleurer la surface. Mais le plus grand obstacle est que rien ne nous plaît si vite que nous-même. </text:p>
          </table:table-cell>
        </table:table-row>
        <table:table-row table:style-name="ro63">
          <table:table-cell table:formula="of:=[.A244]+1" office:value-type="float" office:value="244" calcext:value-type="float">
            <text:p>244</text:p>
          </table:table-cell>
          <table:table-cell office:value-type="string" calcext:value-type="string">
            <text:p>Tu fais une chose excellente et qui te seras salutaire si, comme tu l’écris, tu marches avec persévérance vers cette sagesse qu’il est absurde d’implorer par des vœux quand on peut l’obtenir de soi. Il est prés de toi le Dieu, il est avec toi, il est en toi. Oui Lucilius, un esprit sain réside en nous, qui observe nos vices et veille sur nos vertus, qui agit envers nous comme nous envers lui. Point d’homme de bien qui ne l’ait avec soi. </text:p>
          </table:table-cell>
        </table:table-row>
        <table:table-row table:style-name="ro26">
          <table:table-cell table:formula="of:=[.A245]+1" office:value-type="float" office:value="245" calcext:value-type="float">
            <text:p>245</text:p>
          </table:table-cell>
          <table:table-cell office:value-type="string" calcext:value-type="string">
            <text:p>Cette âme, maîtresse d’elle-même, se riant de ce que craignent ou souhaitent les hommes, elle est mue par une puissance céleste. Un tel être ne peut se soutenir sans la main d’un Dieu. </text:p>
          </table:table-cell>
        </table:table-row>
        <table:table-row table:style-name="ro67">
          <table:table-cell table:formula="of:=[.A246]+1" office:value-type="float" office:value="246" calcext:value-type="float">
            <text:p>246</text:p>
          </table:table-cell>
          <table:table-cell office:value-type="string" calcext:value-type="string">
            <text:p>Et loin qu’une éloge mesurée nous suffise, tous ceux qu’accumule la flatterie la plus impudente, nous le prenons comme chose due ; qu’on nous proclame des modèles de bonté et de sagesse, nous en tombons d’accord, sachant pourtant que nous avons affaire à des menteurs de profession. Il suit de là qu’on renonce à se réformer sûr que l’on est d’être le meilleur possible.</text:p>
          </table:table-cell>
        </table:table-row>
        <table:table-row table:style-name="ro32">
          <table:table-cell table:formula="of:=[.A247]+1" office:value-type="float" office:value="247" calcext:value-type="float">
            <text:p>247</text:p>
          </table:table-cell>
          <table:table-cell office:value-type="string" calcext:value-type="string">
            <text:p>Vous vantez ma prudence mais je vois combien de choses inutiles je désire ou que mes vœux seraient ma perte ; je ne distingue pas même, chose que la satiété enseigne aux animaux, qu’elle doit être la mesure du manger et du boire ; je ne sais pas la capacité de mon estomac.</text:p>
          </table:table-cell>
        </table:table-row>
        <table:table-row table:style-name="ro38">
          <table:table-cell table:formula="of:=[.A248]+1" office:value-type="float" office:value="248" calcext:value-type="float">
            <text:p>248</text:p>
          </table:table-cell>
          <table:table-cell office:value-type="string" calcext:value-type="string">
            <text:p>L’un cherche la joie dans l’amour, l’autre dans un vain étalage d’étude libérale ou dans les lettres, qui ne guérissent de rien. Amusements trompeurs qui les séduisent tous un moment comme l’ivresse, qui compense un instant de joyeux délire par de longues heures d’abattement ou comme les applaudissements de la faveur populaire qui s’achète et s’expie par de si vive anxiété. </text:p>
          </table:table-cell>
        </table:table-row>
        <table:table-row table:style-name="ro68">
          <table:table-cell table:formula="of:=[.A249]+1" office:value-type="float" office:value="249" calcext:value-type="float">
            <text:p>249</text:p>
          </table:table-cell>
          <table:table-cell table:style-name="ce3" office:value-type="string" calcext:value-type="string">
            <text:p><text:span text:style-name="T2">En quelque situation d’esprit que je sois, quand je le lis, je te l’avouerais, je défierais tous les hasards et je m’écrierais volontiers : « </text:span><text:span text:style-name="T3">que tarder, Oh, fortune ? Viens sur l’arène ! Tu me vois prê</text:span><text:span text:style-name="T4">t ». Je sens en moi l’ardeur de cette ascagne qui cherche où s’essayer, où faire preuve d’intrépidité, qui souhaiterait « </text:span><text:span text:style-name="T3">qu’au lieu de faibles daims, un sanglier sauvage, un lion rugissant provoquât son courage </text:span><text:span text:style-name="T4">». </text:span></text:p>
          </table:table-cell>
        </table:table-row>
        <table:table-row table:style-name="ro45">
          <table:table-cell table:formula="of:=[.A250]+1" office:value-type="float" office:value="250" calcext:value-type="float">
            <text:p>250</text:p>
          </table:table-cell>
          <table:table-cell office:value-type="string" calcext:value-type="string">
            <text:p>J’approuve ta résolution : cache-toi au sein du repos et cache même ton repos. Garde toi d’afficher la philosophie et la retraite ; couvre d’autres prétextes ta détermination ; dis que c’est faiblesse de santé, de tempérament, que c’est paresse. Les choses scellées tentent le voleur. Il ne fait point cas de ce qu’on enferme point. Devant une maison ouverte, il passe outre. </text:p>
          </table:table-cell>
        </table:table-row>
        <table:table-row table:style-name="ro69">
          <table:table-cell table:formula="of:=[.A251]+1" office:value-type="float" office:value="251" calcext:value-type="float">
            <text:p>251</text:p>
          </table:table-cell>
          <table:table-cell table:style-name="ce3" office:value-type="string" calcext:value-type="string">
            <text:p><text:span text:style-name="T2">Ne vas pas me louer, ne vas pas dire « </text:span><text:span text:style-name="T3">Ô le grand homme ! Il a tout dédaigné, il a condamné les folies de la vie humaine </text:span><text:span text:style-name="T4">». Je n’ai rien condamné que moi. Ce n’est pas à moi qu’il faut vouloir venir pour profiter à mon exemple. Tu te trompes si tu compte tirer d’ici quelques secours : ce n’est pas un médecin mais un malade qui y demeure.</text:span></text:p>
          </table:table-cell>
        </table:table-row>
        <table:table-row table:style-name="ro47">
          <table:table-cell table:formula="of:=[.A252]+1" office:value-type="float" office:value="252" calcext:value-type="float">
            <text:p>252</text:p>
          </table:table-cell>
          <table:table-cell office:value-type="string" calcext:value-type="string">
            <text:p>Consens à passer pour déraisonnable aux yeux de certains hommes. Oui, veux tu être heureux et franchement homme de bien ? Il est des mépris qu’il te faut accepter. </text:p>
          </table:table-cell>
        </table:table-row>
        <table:table-row table:style-name="ro70">
          <table:table-cell table:formula="of:=[.A253]+1" office:value-type="float" office:value="253" calcext:value-type="float">
            <text:p>253</text:p>
          </table:table-cell>
          <table:table-cell office:value-type="string" calcext:value-type="string">
            <text:p>Courage donc et persévérance ! Nous avons domptés moins de difficultés qu’il n’en reste ; mais c’est déjà une grande avance que de vouloir avancer. Cette vérité-là, j’en ai la conscience : je la veux et je la veux de toute mon âme. Chez toi aussi je sens la même inspiration précipiter ta course vers le plus noble de tous les buts. Hâtons nous donc !</text:p>
          </table:table-cell>
        </table:table-row>
        <table:table-row table:style-name="ro40">
          <table:table-cell table:formula="of:=[.A254]+1" office:value-type="float" office:value="254" calcext:value-type="float">
            <text:p>254</text:p>
          </table:table-cell>
          <table:table-cell office:value-type="string" calcext:value-type="string">
            <text:p>Quels ennemis ? Vas tu dire. Ce n’est ni le persan, ni les contrées belliqueuses qui s’étendent peut-être au-delà des dates mais la cupidité, mais l’ambition mais la peur de la mort qui triomphèrent des triomphateurs du monde.</text:p>
          </table:table-cell>
        </table:table-row>
        <table:table-row table:style-name="ro3">
          <table:table-cell table:formula="of:=[.A255]+1" office:value-type="float" office:value="255" calcext:value-type="float">
            <text:p>255</text:p>
          </table:table-cell>
          <table:table-cell office:value-type="string" calcext:value-type="string">
            <text:p>Tel autre a beaucoup de zèle et sera en progrès mais loin encore de la perfection, on le verra abaissé et relevé tour à tour, tantôt porté jusqu’au ciel, tantôt retombé sur la terre.</text:p>
          </table:table-cell>
        </table:table-row>
        <table:table-row table:style-name="ro2">
          <table:table-cell table:formula="of:=[.A256]+1" office:value-type="float" office:value="256" calcext:value-type="float">
            <text:p>256</text:p>
          </table:table-cell>
          <table:table-cell office:value-type="string" calcext:value-type="string">
            <text:p>Et ce n’est pas l’ambition seule qui ne s’arrête jamais ; toute passion en fait de même : elle part toujours du point d’arrivée.</text:p>
          </table:table-cell>
        </table:table-row>
        <table:table-row table:style-name="ro49">
          <table:table-cell table:formula="of:=[.A257]+1" office:value-type="float" office:value="257" calcext:value-type="float">
            <text:p>257</text:p>
          </table:table-cell>
          <table:table-cell office:value-type="string" calcext:value-type="string">
            <text:p>C’est par ici qu’on monte dans les cieux : c’est par la voie de la tempérance, de la frugalité, par la voie du courage. Les Dieux ne sont ni dédaigneux ni jaloux. Ils ouvrent les bras, ils tendent les mains à qui veut s’élever jusqu’à eux. </text:p>
          </table:table-cell>
        </table:table-row>
        <table:table-row table:style-name="ro57">
          <table:table-cell table:formula="of:=[.A258]+1" office:value-type="float" office:value="258" calcext:value-type="float">
            <text:p>258</text:p>
          </table:table-cell>
          <table:table-cell office:value-type="string" calcext:value-type="string">
            <text:p>C’est par un même travers que certains esprits, amoureux de leur chagrin et en quête de sujet d’affliction s’attristent de vieux souvenirs déjà effacés par le temps. Nos peines passées tout comme celles à venir sont loin de nous : nous ne sentons ni les unes, ni les autres. Or il faut que l’on sente pour qu’il y ait douleur. </text:p>
          </table:table-cell>
        </table:table-row>
        <table:table-row table:style-name="ro32">
          <table:table-cell table:formula="of:=[.A259]+1" office:value-type="float" office:value="259" calcext:value-type="float">
            <text:p>259</text:p>
          </table:table-cell>
          <table:table-cell office:value-type="string" calcext:value-type="string">
            <text:p>Ces hommes en progrès ont été désignés par quelques-uns comme ayant échappés aux maladies de l’âme, mais non encore tout à fait à ses affections, et comme foulant encore une pente glissante vu que personne n’est à l’abri des tentations de la méchanceté.</text:p>
          </table:table-cell>
        </table:table-row>
        <table:table-row table:style-name="ro14">
          <table:table-cell table:formula="of:=[.A260]+1" office:value-type="float" office:value="260" calcext:value-type="float">
            <text:p>260</text:p>
          </table:table-cell>
          <table:table-cell office:value-type="string" calcext:value-type="string">
            <text:p>Vice (cupidité, ambition…) : convoiter trop fort des choses faiblement désirables ou qui ne le sont pas du tout ; ou c’est priser trop haut ce qui a peu ou point de prix.</text:p>
          </table:table-cell>
        </table:table-row>
        <table:table-row table:style-name="ro2">
          <table:table-cell table:formula="of:=[.A261]+1" office:value-type="float" office:value="261" calcext:value-type="float">
            <text:p>261</text:p>
          </table:table-cell>
          <table:table-cell office:value-type="string" calcext:value-type="string">
            <text:p>La vertu ne tombera pas sur toi à l’improviste ; ce n’est pas au prix d’une légère peine, d’un mince travail qu’on la connaîtra.</text:p>
          </table:table-cell>
        </table:table-row>
        <table:table-row table:style-name="ro9">
          <table:table-cell table:formula="of:=[.A262]+1" office:value-type="float" office:value="262" calcext:value-type="float">
            <text:p>262</text:p>
          </table:table-cell>
          <table:table-cell office:value-type="string" calcext:value-type="string">
            <text:p>Entre autre avantage, la sagesse a celui-ci que ses poursuivants ne peuvent se dépasser les uns les autres qu’en gravissant vers elle ; arrivé au sommet, tout est égal, plus d’avancement possible, c’est le point d’arrêt.</text:p>
          </table:table-cell>
        </table:table-row>
        <table:table-row table:style-name="ro29">
          <table:table-cell table:formula="of:=[.A263]+1" office:value-type="float" office:value="263" calcext:value-type="float">
            <text:p>263</text:p>
          </table:table-cell>
          <table:table-cell office:value-type="string" calcext:value-type="string">
            <text:p>Des milliers d’années, des générations nouvelles vont te suivre : c’est là qu’il faut jeter ta vue. L’envie eût-elle imposée silence à tous les hommes de ton époque, il te naîtra des juges qui sans faveur ni haine, sauront t’apprécier.</text:p>
          </table:table-cell>
        </table:table-row>
        <table:table-row table:style-name="ro9">
          <table:table-cell table:formula="of:=[.A264]+1" office:value-type="float" office:value="264" calcext:value-type="float">
            <text:p>264</text:p>
          </table:table-cell>
          <table:table-cell office:value-type="string" calcext:value-type="string">
            <text:p>Il ne tient pas compte de ce qui le blesse ; et non par insouciance mais volontairement, il oublie. Il n’interprète pas tout au mal, ne cherche pas à qui imputer un accident et préfère attribuer à la fortune les fautes des humains.</text:p>
          </table:table-cell>
        </table:table-row>
        <table:table-row table:style-name="ro47">
          <table:table-cell table:formula="of:=[.A265]+1" office:value-type="float" office:value="265" calcext:value-type="float">
            <text:p>265</text:p>
          </table:table-cell>
          <table:table-cell office:value-type="string" calcext:value-type="string">
            <text:p>Le courage c’est le mépris de ce que les hommes craignent : ces épouvantails qui font tomber sous le joug notre indépendance, il les dédaigne, les provoque, les brise.</text:p>
          </table:table-cell>
        </table:table-row>
        <table:table-row table:style-name="ro55">
          <table:table-cell table:formula="of:=[.A266]+1" office:value-type="float" office:value="266" calcext:value-type="float">
            <text:p>266</text:p>
          </table:table-cell>
          <table:table-cell office:value-type="string" calcext:value-type="string">
            <text:p>Étudie non pour savoir plus mais pour savoir mieux.</text:p>
          </table:table-cell>
        </table:table-row>
        <table:table-row table:style-name="ro21">
          <table:table-cell table:formula="of:=[.A267]+1" office:value-type="float" office:value="267" calcext:value-type="float">
            <text:p>267</text:p>
          </table:table-cell>
          <table:table-cell office:value-type="string" calcext:value-type="string">
            <text:p>Son unique but [à la philosophie] est la vérité dans les choses divines et humaines.</text:p>
          </table:table-cell>
        </table:table-row>
        <table:table-row table:style-name="ro11">
          <table:table-cell table:formula="of:=[.A268]+1" office:value-type="float" office:value="268" calcext:value-type="float">
            <text:p>268</text:p>
          </table:table-cell>
          <table:table-cell office:value-type="string" calcext:value-type="string">
            <text:p>Grande est la distance entre ne pas vouloir et ne pas savoir faire le mal.</text:p>
          </table:table-cell>
        </table:table-row>
        <table:table-row table:style-name="ro5">
          <table:table-cell table:formula="of:=[.A269]+1" office:value-type="float" office:value="269" calcext:value-type="float">
            <text:p>269</text:p>
          </table:table-cell>
          <table:table-cell office:value-type="string" calcext:value-type="string">
            <text:p>On se trompe si l’on croit que la philosophie ne promette que des œuvres terrestres ; elle aspire plus haut. J’explore dit-elle, tout l’univers et ne me borne pas au commerce des mortels. Vous conseillez, vous dissuadez ne me suffit point ; de grands objets m’appellent qui sont au-delà de votre portée.</text:p>
          </table:table-cell>
        </table:table-row>
        <table:table-row table:style-name="ro25">
          <table:table-cell table:formula="of:=[.A270]+1" office:value-type="float" office:value="270" calcext:value-type="float">
            <text:p>270</text:p>
          </table:table-cell>
          <table:table-cell office:value-type="string" calcext:value-type="string">
            <text:p>Aujourd’hui, il faut des moyens de guérir d’autant plus puissant que les maux qui nous attaquent ont bien plus d’énergie.</text:p>
          </table:table-cell>
        </table:table-row>
        <table:table-row table:style-name="ro40">
          <table:table-cell table:formula="of:=[.A271]+1" office:value-type="float" office:value="271" calcext:value-type="float">
            <text:p>271</text:p>
          </table:table-cell>
          <table:table-cell office:value-type="string" calcext:value-type="string">
            <text:p>On s’imagine que les Dieux ne veulent pas nuire ; on se trompe : ils ne le peuvent pas. Leur nature suprême et belle par excellence, en les affranchissant du danger, n’a pas permis qu’ils fussent eux-mêmes dangereux. </text:p>
          </table:table-cell>
        </table:table-row>
        <table:table-row table:style-name="ro2">
          <table:table-cell table:formula="of:=[.A272]+1" office:value-type="float" office:value="272" calcext:value-type="float">
            <text:p>272</text:p>
          </table:table-cell>
          <table:table-cell office:value-type="string" calcext:value-type="string">
            <text:p>Point de tranquillité que pour ceux qui possèdent une règle immuable et certaine de jugement ; les autres tombent à chaque pas.</text:p>
          </table:table-cell>
        </table:table-row>
        <table:table-row table:style-name="ro17">
          <table:table-cell table:formula="of:=[.A273]+1" office:value-type="float" office:value="273" calcext:value-type="float">
            <text:p>273</text:p>
          </table:table-cell>
          <table:table-cell office:value-type="string" calcext:value-type="string">
            <text:p>Malgré sa prudence et les religieux scrupules qu’elle apportera dans tous ses actes, bien qu’elle ne tente rien au-delà de ses forces, elle [l’âme] n’obtiendra pas ce bonheur absolu et inaccessible aux menaces si elle ne se tient immobile devant la mobilité des choses.</text:p>
          </table:table-cell>
        </table:table-row>
        <table:table-row table:style-name="ro17">
          <table:table-cell table:formula="of:=[.A274]+1" office:value-type="float" office:value="274" calcext:value-type="float">
            <text:p>274</text:p>
          </table:table-cell>
          <table:table-cell office:value-type="string" calcext:value-type="string">
            <text:p>Mais j’ai voulu te punir d’un moment d’oubli qui t’avait laissé comme absent de toi-même et pour l’avenir, t’exhorter à opposer à la fortune toute la vigueur de ton courage, à prévoir tous ses traits, non comme possible mais comme devant t’atteindre à coup sûr.</text:p>
          </table:table-cell>
        </table:table-row>
        <table:table-row table:style-name="ro29">
          <table:table-cell table:formula="of:=[.A275]+1" office:value-type="float" office:value="275" calcext:value-type="float">
            <text:p>275</text:p>
          </table:table-cell>
          <table:table-cell office:value-type="string" calcext:value-type="string">
            <text:p>Soyez purs devant eux [les Dieux], rendez-vous digne de les approcher un jour, proposez vous l’éternité. Si il l’embrasse comme son idéal, ni les armées ne lui font peur, ni les trompettes ne l’étonne, ni les menacent ne l’intimident.</text:p>
          </table:table-cell>
        </table:table-row>
        <table:table-row table:style-name="ro3">
          <table:table-cell table:formula="of:=[.A276]+1" office:value-type="float" office:value="276" calcext:value-type="float">
            <text:p>276</text:p>
          </table:table-cell>
          <table:table-cell office:value-type="string" calcext:value-type="string">
            <text:p>Si le danger de la patrie exige que je meure pour elle et que je rachète le salut de tous par mon sang, présenterais-je la tête, non seulement avec résignation mais encore avec joie ?</text:p>
          </table:table-cell>
        </table:table-row>
        <table:table-row table:style-name="ro71">
          <table:table-cell table:formula="of:=[.A277]+1" office:value-type="float" office:value="277" calcext:value-type="float">
            <text:p>277</text:p>
          </table:table-cell>
          <table:table-cell office:value-type="string" calcext:value-type="string">
            <text:p>Réjouis-toi de voir des heureux, sois ému quand tu vois souffrir et n’oublies ni le bien à faire, ni les pièges à éviter. A cette conduite que gagneras-tu ? Qu’on ne te nuise pas ? Non. Mais tu ne seras pas dupe. Au reste, le plus que tu pourras, réfugie-toi dans la philosophie : elle te couvrira de son égide ; tu seras dans son sanctuaire, en sûreté ou plus sûr qu’ailleurs. On ne se heurte contre la foule qu’en faisant route avec elle.</text:p>
          </table:table-cell>
        </table:table-row>
        <table:table-row table:style-name="ro12">
          <table:table-cell table:formula="of:=[.A278]+1" office:value-type="float" office:value="278" calcext:value-type="float">
            <text:p>278</text:p>
          </table:table-cell>
          <table:table-cell office:value-type="string" calcext:value-type="string">
            <text:p>On est à soi-même son premier persécuteur, son corrupteur, son épouvantail.</text:p>
          </table:table-cell>
        </table:table-row>
        <table:table-row table:style-name="ro11">
          <table:table-cell table:formula="of:=[.A279]+1" office:value-type="float" office:value="279" calcext:value-type="float">
            <text:p>279</text:p>
          </table:table-cell>
          <table:table-cell office:value-type="string" calcext:value-type="string">
            <text:p>Et l’on donne plus de prise au danger en lui tournant le dos.</text:p>
          </table:table-cell>
        </table:table-row>
        <table:table-row table:style-name="ro22">
          <table:table-cell table:formula="of:=[.A280]+1" office:value-type="float" office:value="280" calcext:value-type="float">
            <text:p>280</text:p>
          </table:table-cell>
          <table:table-cell office:value-type="string" calcext:value-type="string">
            <text:p>Maintes fois les terreurs de nuit se changent au matin en objet de risée.</text:p>
          </table:table-cell>
        </table:table-row>
        <table:table-row table:style-name="ro22">
          <table:table-cell table:formula="of:=[.A281]+1" office:value-type="float" office:value="281" calcext:value-type="float">
            <text:p>281</text:p>
          </table:table-cell>
          <table:table-cell office:value-type="string" calcext:value-type="string">
            <text:p>Et chaque fois que s’offrait l’occasion de boire, Caton bût toujours le dernier.</text:p>
          </table:table-cell>
        </table:table-row>
        <table:table-row table:style-name="ro25">
          <table:table-cell table:formula="of:=[.A282]+1" office:value-type="float" office:value="282" calcext:value-type="float">
            <text:p>282</text:p>
          </table:table-cell>
          <table:table-cell office:value-type="string" calcext:value-type="string">
            <text:p>Pour échapper à l’envie, tu ne feras ni étalage de ta personne, ni vanité de tes biens ; tu sauras jouir dans le secret de ton cœur.</text:p>
          </table:table-cell>
        </table:table-row>
        <table:table-row table:style-name="ro2">
          <table:table-cell table:formula="of:=[.A283]+1" office:value-type="float" office:value="283" calcext:value-type="float">
            <text:p>283</text:p>
          </table:table-cell>
          <table:table-cell office:value-type="string" calcext:value-type="string">
            <text:p>Que les gens sachent que l’on peut te choquer sans péril grave, qu’avec toi la réconciliation soit facile et loyale.</text:p>
          </table:table-cell>
        </table:table-row>
        <table:table-row table:style-name="ro25">
          <table:table-cell table:formula="of:=[.A284]+1" office:value-type="float" office:value="284" calcext:value-type="float">
            <text:p>284</text:p>
          </table:table-cell>
          <table:table-cell office:value-type="string" calcext:value-type="string">
            <text:p>Il se glisse dans les entretiens, je ne sais quel charme insinuant qui de même que l’ivresse ou l’amour, nous arrache tous nos secrets.</text:p>
          </table:table-cell>
        </table:table-row>
        <table:table-row table:style-name="ro72">
          <table:table-cell table:formula="of:=[.A285]+1" office:value-type="float" office:value="285" calcext:value-type="float">
            <text:p>285</text:p>
          </table:table-cell>
          <table:table-cell office:value-type="string" calcext:value-type="string">
            <text:p>Pour qu’ils ne compromettent pas plus scandaleusement tous tes intérêts, passe-toi des gens qui mettraient ta surveillance aux abois et feraient de toi un maître aussi fâcheux que ses valets. Rien en cela d’étrange, s’en émouvoir est aussi ridicule que de se plaindre d’être éclaboussé en pleine rue ou crotté dans la boue. Ici tu laisseras un compagnon en chemin , là tu enterreras un autre, un troisième te menacera. Voilà par quels encombres il te faut parcourir cette route hérissée d’écueils. </text:p>
          </table:table-cell>
        </table:table-row>
        <table:table-row table:style-name="ro73">
          <table:table-cell table:formula="of:=[.A286]+1" office:value-type="float" office:value="286" calcext:value-type="float">
            <text:p>286</text:p>
          </table:table-cell>
          <table:table-cell office:value-type="string" calcext:value-type="string">
            <text:p>La nature, comme tu le vois, gouverne ce monde par changement. Au nuage succède la sérénité ; les mers se soulèvent après le calme ; les vents soufflent alternativement ; le jour remplace la nuit. Que le destin nous trouve prêts et déterminés. Il n’est d’âme grande que celles qui s’abandonne à Dieu. C’est aux âmes étroites et dégénérées de tenter la lutte, à calomnier l’ordre de l’univers, à vouloir réformer la providence, plutôt qu’elle même. </text:p>
          </table:table-cell>
        </table:table-row>
        <table:table-row table:style-name="ro51">
          <table:table-cell table:formula="of:=[.A287]+1" office:value-type="float" office:value="287" calcext:value-type="float">
            <text:p>287</text:p>
          </table:table-cell>
          <table:table-cell office:value-type="string" calcext:value-type="string">
            <text:p>Le mal et la faute viennent en partie des disciples qui arrivent déterminer à cultiver l’esprit sans songer à l’âme.</text:p>
          </table:table-cell>
        </table:table-row>
        <table:table-row table:style-name="ro38">
          <table:table-cell table:formula="of:=[.A288]+1" office:value-type="float" office:value="288" calcext:value-type="float">
            <text:p>288</text:p>
          </table:table-cell>
          <table:table-cell office:value-type="string" calcext:value-type="string">
            <text:p>Ce ne sont que des chimères qui nous émeuvent, qui nous glacent de surprise. Nul ne s’est assuré de l’existence du péril : chacun n’a fait que transmettre sa peur à son voisin. Nul n’a osé s’approcher de l’épouvantail, en sonder la nature, voir s’il ne craignait pas ce qui était un bien. Voilà comment un vain prestige, un fantôme abuse nos crédules esprits, parce qu’on en a pas démontré le néant. </text:p>
          </table:table-cell>
        </table:table-row>
        <table:table-row table:style-name="ro44">
          <table:table-cell table:formula="of:=[.A289]+1" office:value-type="float" office:value="289" calcext:value-type="float">
            <text:p>289</text:p>
          </table:table-cell>
          <table:table-cell office:value-type="string" calcext:value-type="string">
            <text:p>Le seul moyen pour cela serait d’acquérir la science des choses divines et humaines ; non superficiellement mais d’une manière intime. De revenir à ce que l’on sait déjà, d’y repenser souvent ; de démêler ce qui est bien, ce qui est mal, ce qui porte faussement l’un ou l’autre nom.</text:p>
          </table:table-cell>
        </table:table-row>
        <table:table-row table:style-name="ro26">
          <table:table-cell table:formula="of:=[.A290]+1" office:value-type="float" office:value="290" calcext:value-type="float">
            <text:p>290</text:p>
          </table:table-cell>
          <table:table-cell office:value-type="string" calcext:value-type="string">
            <text:p>Or l’homme libre est celui non pas qui laisse à la fortune la moindre prise mais qui ne lui en laisse aucune. Encore une fois, ne désire rien, si tu veux défier Jupiter, que nul désire ne vient troubler.</text:p>
          </table:table-cell>
        </table:table-row>
        <table:table-row table:style-name="ro40">
          <table:table-cell table:formula="of:=[.A291]+1" office:value-type="float" office:value="291" calcext:value-type="float">
            <text:p>291</text:p>
          </table:table-cell>
          <table:table-cell office:value-type="string" calcext:value-type="string">
            <text:p>Garde-toi de croire que jamais tu doives ta sûreté aux armes de la fortune. C’est des tiennes qu’il faut te servir contre elle : ce n’est pas elle qui en donne. Et si bien armé qu’on soit contre tout ennemi, contre elle, on est sans défense. </text:p>
          </table:table-cell>
        </table:table-row>
        <table:table-row table:style-name="ro47">
          <table:table-cell table:formula="of:=[.A292]+1" office:value-type="float" office:value="292" calcext:value-type="float">
            <text:p>292</text:p>
          </table:table-cell>
          <table:table-cell office:value-type="string" calcext:value-type="string">
            <text:p>Quiconque veut qu’on publie sa vertu travaille non pour sa vertu mais pour sa gloire. Si tu es sage, une mauvaise renommée pour avoir bien fait n’est pas sans douceur.</text:p>
          </table:table-cell>
        </table:table-row>
        <table:table-row table:style-name="ro2">
          <table:table-cell table:formula="of:=[.A293]+1" office:value-type="float" office:value="293" calcext:value-type="float">
            <text:p>293</text:p>
          </table:table-cell>
          <table:table-cell office:value-type="string" calcext:value-type="string">
            <text:p>Il suit la vertu tant qu’il en espère quelque aubaine, prêt à passer dans l’autre camp, si le crime promet davantage.</text:p>
          </table:table-cell>
        </table:table-row>
        <table:table-row table:style-name="ro17">
          <table:table-cell table:formula="of:=[.A294]+1" office:value-type="float" office:value="294" calcext:value-type="float">
            <text:p>294</text:p>
          </table:table-cell>
          <table:table-cell office:value-type="string" calcext:value-type="string">
            <text:p>Un jour je serai sage ; ce sera un bien que je le serai ; mais ce bien n’est pas encore. Comment te prouverai-je mieux qu’une chose n’est pas qu’en te disant qu’elle sera un jour ? Quand le printemps doit suivre, je sais que nous sommes en hiver. </text:p>
          </table:table-cell>
        </table:table-row>
        <table:table-row table:style-name="ro74">
          <table:table-cell table:formula="of:=[.A295]+1" office:value-type="float" office:value="295" calcext:value-type="float">
            <text:p>295</text:p>
          </table:table-cell>
          <table:table-cell table:style-name="ce3" office:value-type="string" calcext:value-type="string">
            <text:p><text:span text:style-name="T2">Quelle est la grande âme qui seule ne fait nulle demande, ne courtise personne et qui dit «  </text:span><text:span text:style-name="T3">je n’ai pas affaire à toi, ô fortune ! Je ne me mets pas à ta merci. Je sais que tes exclusions sont pour les Catons ; je ne te prie de rien »</text:span><text:span text:style-name="T4">. Voilà détrônée l’aveugle déesse. </text:span></text:p>
          </table:table-cell>
        </table:table-row>
        <table:table-row table:style-name="ro75">
          <table:table-cell table:formula="of:=[.A296]+1" office:value-type="float" office:value="296" calcext:value-type="float">
            <text:p>296</text:p>
          </table:table-cell>
          <table:table-cell table:style-name="ce3" office:value-type="string" calcext:value-type="string">
            <text:p><text:span text:style-name="T2">Je t’apprendrai le secret de devenir riche en un instant, secret dont tu es si curieux et avec raison : « </text:span><text:span text:style-name="T3">emprunte à toi-même </text:span><text:span text:style-name="T4">».</text:span></text:p>
          </table:table-cell>
        </table:table-row>
        <table:table-row table:style-name="ro3">
          <table:table-cell table:formula="of:=[.A297]+1" office:value-type="float" office:value="297" calcext:value-type="float">
            <text:p>297</text:p>
          </table:table-cell>
          <table:table-cell office:value-type="string" calcext:value-type="string">
            <text:p>Vertueux non par système mais par habitude et arrivé au point, non pas seulement de pouvoir bien faire, mais de ne pouvoir faire autrement que bien. On jugea que là était la parfaite vertu.</text:p>
          </table:table-cell>
        </table:table-row>
        <table:table-row table:style-name="ro25">
          <table:table-cell table:formula="of:=[.A298]+1" office:value-type="float" office:value="298" calcext:value-type="float">
            <text:p>298</text:p>
          </table:table-cell>
          <table:table-cell office:value-type="string" calcext:value-type="string">
            <text:p>Quelle qu’elle soit [la charge], elle est mienne. Elle est dure, elle est cruelle : qu’elle soit pour mon courage un aiguillon de plus.</text:p>
          </table:table-cell>
        </table:table-row>
        <table:table-row table:style-name="ro76">
          <table:table-cell table:formula="of:=[.A299]+1" office:value-type="float" office:value="299" calcext:value-type="float">
            <text:p>299</text:p>
          </table:table-cell>
          <table:table-cell table:style-name="ce3" office:value-type="string" calcext:value-type="string">
            <text:p><text:span text:style-name="T2">La grande marque d’un cœur corrompu est de flotter, de se laisser ballotter sans fin des vertus qu’on simule aux vices qu’on affectionne. Tels sont beaucoup de caractères, je dirais presque tous : « </text:span><text:span text:style-name="T3">hier il voulait une épouse, aujourd’hui une maîtresse</text:span><text:span text:style-name="T4"> ». C’est une grande tâche, croit-moi, de soutenir toujours le même personnage. Or excepté le sage, nul ne le fait. Gagne donc sur toi de te maintenir jusqu’à la fin tel que tu as résolu d’être.</text:span></text:p>
          </table:table-cell>
        </table:table-row>
        <table:table-row table:style-name="ro19">
          <table:table-cell table:formula="of:=[.A300]+1" office:value-type="float" office:value="300" calcext:value-type="float">
            <text:p>300</text:p>
          </table:table-cell>
          <table:table-cell office:value-type="string" calcext:value-type="string">
            <text:p>Tu ne comprendras bien ce que tu as à faire ou à éviter, que quand tu auras appris ce que tu dois à la natu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1" svg:font-family="Arial"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8:43:34.697000000</meta:creation-date>
    <dc:date>2018-09-29T18:45:07.355000000</dc:date>
    <meta:editing-duration>PT1M32S</meta:editing-duration>
    <meta:editing-cycles>2</meta:editing-cycles>
    <meta:generator>LibreOffice/5.2.1.2$Windows_x86 LibreOffice_project/31dd62db80d4e60af04904455ec9c9219178d620</meta:generator>
    <meta:document-statistic meta:table-count="1" meta:cell-count="602" meta:object-count="0"/>
  </office:meta>
</office:document-meta>
</file>